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T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Setembr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4459.8599999999997" table:style-name="ce14">
            <text:p>4.460<text:s/></text:p>
          </table:table-cell>
          <table:table-cell office:value-type="float" office:value="3632.61" table:style-name="ce14">
            <text:p>3.633<text:s/></text:p>
          </table:table-cell>
          <table:table-cell office:value-type="float" office:value="53116641.600000001" table:style-name="ce14">
            <text:p>53.116.642<text:s/></text:p>
          </table:table-cell>
          <table:table-cell office:value-type="float" office:value="5532.89" table:style-name="ce14">
            <text:p>5.533<text:s/></text:p>
          </table:table-cell>
          <table:table-cell office:value-type="float" office:value="65962934.869999997" table:style-name="ce14">
            <text:p>65.962.935<text:s/></text:p>
          </table:table-cell>
          <table:table-cell office:value-type="float" office:value="57588480.960000001" table:style-name="ce14">
            <text:p>57.588.481<text:s/></text:p>
          </table:table-cell>
          <table:table-cell office:value-type="float" office:value="3131495.1399999997" table:style-name="ce14">
            <text:p>3.131.495<text:s/></text:p>
          </table:table-cell>
          <table:table-cell office:value-type="float" office:value="177334651.22999999" table:style-name="ce14">
            <text:p>177.334.651<text:s/></text:p>
          </table:table-cell>
          <table:table-cell office:value-type="float" office:value="64629800.560000002" table:style-name="ce14">
            <text:p>64.629.801<text:s/></text:p>
          </table:table-cell>
          <table:table-cell office:value-type="float" office:value="4087464.84" table:style-name="ce14">
            <text:p>4.087.465<text:s/></text:p>
          </table:table-cell>
          <table:table-cell office:value-type="float" office:value="87014416.370000005" table:style-name="ce14">
            <text:p>87.014.416<text:s/></text:p>
          </table:table-cell>
          <table:table-cell office:value-type="float" office:value="146140.44" table:style-name="ce14">
            <text:p>146.140<text:s/></text:p>
          </table:table-cell>
          <table:table-cell office:value-type="float" office:value="1249042.8400000001" table:style-name="ce14">
            <text:p>1.249.043<text:s/></text:p>
          </table:table-cell>
          <table:table-cell office:value-type="float" office:value="5120792.76" table:style-name="ce14">
            <text:p>5.120.793<text:s/></text:p>
          </table:table-cell>
          <table:table-cell office:value-type="float" office:value="12060794.560000001" table:style-name="ce14">
            <text:p>12.060.795<text:s/></text:p>
          </table:table-cell>
          <table:table-cell office:value-type="float" office:value="123781487.95999999" table:style-name="ce14">
            <text:p>123.781.488<text:s/></text:p>
          </table:table-cell>
          <table:table-cell office:value-type="float" office:value="14704.52" table:style-name="ce14">
            <text:p>14.705<text:s/></text:p>
          </table:table-cell>
          <table:table-cell office:value-type="float" office:value="281459305.31999999" table:style-name="ce14">
            <text:p>281.459.305<text:s/></text:p>
          </table:table-cell>
          <table:table-cell office:value-type="float" office:value="333794225.13" table:style-name="ce14">
            <text:p>333.794.225<text:s/></text:p>
          </table:table-cell>
          <table:table-cell office:value-type="float" office:value="2252115.44" table:style-name="ce14">
            <text:p>2.252.115<text:s/></text:p>
          </table:table-cell>
          <table:table-cell office:value-type="float" office:value="5998.36" table:style-name="ce14">
            <text:p>5.998<text:s/></text:p>
          </table:table-cell>
          <table:table-cell office:value-type="float" office:value="37824.04" table:style-name="ce14">
            <text:p>37.824<text:s/></text:p>
          </table:table-cell>
          <table:table-cell office:value-type="float" office:value="117812122.81999999" table:style-name="ce14">
            <text:p>117.812.123<text:s/></text:p>
          </table:table-cell>
          <table:table-cell office:value-type="float" office:value="499714706.39999998" table:style-name="ce14">
            <text:p>499.714.706<text:s/></text:p>
          </table:table-cell>
          <table:table-cell office:value-type="float" office:value="351386.61" table:style-name="ce14">
            <text:p>351.387<text:s/></text:p>
          </table:table-cell>
          <table:table-cell office:value-type="float" office:value="1700883668.8800001" table:style-name="ce14">
            <text:p>1.700.883.669<text:s/></text:p>
          </table:table-cell>
          <table:table-cell office:value-type="float" office:value="2269.87" table:style-name="ce14">
            <text:p>2.270<text:s/></text:p>
          </table:table-cell>
          <table:table-cell office:value-type="float" office:value="3591566096.8800001" table:style-name="ce15">
            <text:p>3.591.566.0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4">
            <text:p>-<text:s/></text:p>
          </table:table-cell>
          <table:table-cell office:value-type="float" office:value="1307.49" table:style-name="ce14">
            <text:p>1.307<text:s/></text:p>
          </table:table-cell>
          <table:table-cell office:value-type="float" office:value="-32.200000000000003" table:style-name="ce14">
            <text:p>(32)</text:p>
          </table:table-cell>
          <table:table-cell office:value-type="float" office:value="0" table:style-name="ce14">
            <text:p>-<text:s/></text:p>
          </table:table-cell>
          <table:table-cell office:value-type="float" office:value="411.33" table:style-name="ce14">
            <text:p>411<text:s/></text:p>
          </table:table-cell>
          <table:table-cell office:value-type="float" office:value="898.48" table:style-name="ce14">
            <text:p>898<text:s/></text:p>
          </table:table-cell>
          <table:table-cell office:value-type="float" office:value="53.1" table:style-name="ce14">
            <text:p>53<text:s/></text:p>
          </table:table-cell>
          <table:table-cell office:value-type="float" office:value="-22.85" table:style-name="ce14">
            <text:p>(23)</text:p>
          </table:table-cell>
          <table:table-cell office:value-type="float" office:value="28106.880000000001" table:style-name="ce14">
            <text:p>28.107<text:s/></text:p>
          </table:table-cell>
          <table:table-cell office:value-type="float" office:value="167.41" table:style-name="ce14">
            <text:p>167<text:s/></text:p>
          </table:table-cell>
          <table:table-cell office:value-type="float" office:value="118006.79" table:style-name="ce14">
            <text:p>118.007<text:s/></text:p>
          </table:table-cell>
          <table:table-cell office:value-type="float" office:value="353195.79" table:style-name="ce14">
            <text:p>353.196<text:s/></text:p>
          </table:table-cell>
          <table:table-cell office:value-type="float" office:value="2152.84" table:style-name="ce14">
            <text:p>2.153<text:s/></text:p>
          </table:table-cell>
          <table:table-cell office:value-type="float" office:value="481602.9" table:style-name="ce14">
            <text:p>481.603<text:s/></text:p>
          </table:table-cell>
          <table:table-cell office:value-type="float" office:value="25.24" table:style-name="ce14">
            <text:p>25<text:s/></text:p>
          </table:table-cell>
          <table:table-cell office:value-type="float" office:value="9751.98" table:style-name="ce14">
            <text:p>9.752<text:s/></text:p>
          </table:table-cell>
          <table:table-cell office:value-type="float" office:value="110.62" table:style-name="ce14">
            <text:p>111<text:s/></text:p>
          </table:table-cell>
          <table:table-cell office:value-type="float" office:value="173959.3" table:style-name="ce14">
            <text:p>173.959<text:s/></text:p>
          </table:table-cell>
          <table:table-cell office:value-type="float" office:value="57121.24" table:style-name="ce14">
            <text:p>57.121<text:s/></text:p>
          </table:table-cell>
          <table:table-cell office:value-type="float" office:value="8960.49" table:style-name="ce14">
            <text:p>8.960<text:s/></text:p>
          </table:table-cell>
          <table:table-cell office:value-type="float" office:value="8.44" table:style-name="ce14">
            <text:p>8<text:s/></text:p>
          </table:table-cell>
          <table:table-cell office:value-type="float" office:value="11.61" table:style-name="ce14">
            <text:p>12<text:s/></text:p>
          </table:table-cell>
          <table:table-cell office:value-type="float" office:value="93004.37" table:style-name="ce14">
            <text:p>93.004<text:s/></text:p>
          </table:table-cell>
          <table:table-cell office:value-type="float" office:value="343869.46" table:style-name="ce14">
            <text:p>343.869<text:s/></text:p>
          </table:table-cell>
          <table:table-cell office:value-type="float" office:value="2731.34" table:style-name="ce14">
            <text:p>2.731<text:s/></text:p>
          </table:table-cell>
          <table:table-cell office:value-type="float" office:value="3311361.85" table:style-name="ce14">
            <text:p>3.311.362<text:s/></text:p>
          </table:table-cell>
          <table:table-cell office:value-type="float" office:value="225.58" table:style-name="ce14">
            <text:p>226<text:s/></text:p>
          </table:table-cell>
          <table:table-cell office:value-type="float" office:value="4986989.4800000004" table:style-name="ce15">
            <text:p>4.986.9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151899.32" table:style-name="ce14">
            <text:p>151.899<text:s/></text:p>
          </table:table-cell>
          <table:table-cell office:value-type="float" office:value="2363264.58" table:style-name="ce14">
            <text:p>2.363.265<text:s/></text:p>
          </table:table-cell>
          <table:table-cell office:value-type="float" office:value="32586716.140000001" table:style-name="ce14">
            <text:p>32.586.716<text:s/></text:p>
          </table:table-cell>
          <table:table-cell office:value-type="float" office:value="348717.33" table:style-name="ce14">
            <text:p>348.717<text:s/></text:p>
          </table:table-cell>
          <table:table-cell office:value-type="float" office:value="121072933.22" table:style-name="ce14">
            <text:p>121.072.933<text:s/></text:p>
          </table:table-cell>
          <table:table-cell office:value-type="float" office:value="38028424.609999999" table:style-name="ce14">
            <text:p>38.028.425<text:s/></text:p>
          </table:table-cell>
          <table:table-cell office:value-type="float" office:value="6879870.1600000001" table:style-name="ce14">
            <text:p>6.879.870<text:s/></text:p>
          </table:table-cell>
          <table:table-cell office:value-type="float" office:value="216570147.55000001" table:style-name="ce14">
            <text:p>216.570.148<text:s/></text:p>
          </table:table-cell>
          <table:table-cell office:value-type="float" office:value="23713394.920000002" table:style-name="ce14">
            <text:p>23.713.395<text:s/></text:p>
          </table:table-cell>
          <table:table-cell office:value-type="float" office:value="9189354.5500000007" table:style-name="ce14">
            <text:p>9.189.355<text:s/></text:p>
          </table:table-cell>
          <table:table-cell office:value-type="float" office:value="470690419.56" table:style-name="ce14">
            <text:p>470.690.420<text:s/></text:p>
          </table:table-cell>
          <table:table-cell office:value-type="float" office:value="5922027.54" table:style-name="ce14">
            <text:p>5.922.028<text:s/></text:p>
          </table:table-cell>
          <table:table-cell office:value-type="float" office:value="14547375.039999999" table:style-name="ce14">
            <text:p>14.547.375<text:s/></text:p>
          </table:table-cell>
          <table:table-cell office:value-type="float" office:value="8957220.9199999999" table:style-name="ce14">
            <text:p>8.957.221<text:s/></text:p>
          </table:table-cell>
          <table:table-cell office:value-type="float" office:value="5620911.6900000004" table:style-name="ce14">
            <text:p>5.620.912<text:s/></text:p>
          </table:table-cell>
          <table:table-cell office:value-type="float" office:value="103127459.73" table:style-name="ce14">
            <text:p>103.127.460<text:s/></text:p>
          </table:table-cell>
          <table:table-cell office:value-type="float" office:value="2650614.77" table:style-name="ce14">
            <text:p>2.650.615<text:s/></text:p>
          </table:table-cell>
          <table:table-cell office:value-type="float" office:value="302877323.05000001" table:style-name="ce14">
            <text:p>302.877.323<text:s/></text:p>
          </table:table-cell>
          <table:table-cell office:value-type="float" office:value="288968209.13" table:style-name="ce14">
            <text:p>288.968.209<text:s/></text:p>
          </table:table-cell>
          <table:table-cell office:value-type="float" office:value="3283843.09" table:style-name="ce14">
            <text:p>3.283.843<text:s/></text:p>
          </table:table-cell>
          <table:table-cell office:value-type="float" office:value="1699373.35" table:style-name="ce14">
            <text:p>1.699.373<text:s/></text:p>
          </table:table-cell>
          <table:table-cell office:value-type="float" office:value="32499.86" table:style-name="ce14">
            <text:p>32.500<text:s/></text:p>
          </table:table-cell>
          <table:table-cell office:value-type="float" office:value="456352598.01999998" table:style-name="ce14">
            <text:p>456.352.598<text:s/></text:p>
          </table:table-cell>
          <table:table-cell office:value-type="float" office:value="370082215.69999999" table:style-name="ce14">
            <text:p>370.082.216<text:s/></text:p>
          </table:table-cell>
          <table:table-cell office:value-type="float" office:value="6458475.0800000001" table:style-name="ce14">
            <text:p>6.458.475<text:s/></text:p>
          </table:table-cell>
          <table:table-cell office:value-type="float" office:value="1806403559.4300001" table:style-name="ce14">
            <text:p>1.806.403.559<text:s/></text:p>
          </table:table-cell>
          <table:table-cell office:value-type="float" office:value="294624.87" table:style-name="ce14">
            <text:p>294.625<text:s/></text:p>
          </table:table-cell>
          <table:table-cell office:value-type="float" office:value="4298873473.2099991" table:style-name="ce15">
            <text:p>4.298.873.47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78955.789999999994" table:style-name="ce14">
            <text:p>78.9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51.48" table:style-name="ce14">
            <text:p>951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1224.45" table:style-name="ce14">
            <text:p>21.22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5610988.22000003" table:style-name="ce14">
            <text:p>305.610.988<text:s/></text:p>
          </table:table-cell>
          <table:table-cell office:value-type="float" office:value="6270" table:style-name="ce14">
            <text:p>6.27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38.69" table:style-name="ce14">
            <text:p>1.239<text:s/></text:p>
          </table:table-cell>
          <table:table-cell office:value-type="float" office:value="3218.35" table:style-name="ce14">
            <text:p>3.218<text:s/></text:p>
          </table:table-cell>
          <table:table-cell office:value-type="float" office:value="16542.150000000001" table:style-name="ce14">
            <text:p>16.5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9492335.03999999" table:style-name="ce14">
            <text:p>199.492.335<text:s/></text:p>
          </table:table-cell>
          <table:table-cell office:value-type="float" office:value="1556.93" table:style-name="ce14">
            <text:p>1.557<text:s/></text:p>
          </table:table-cell>
          <table:table-cell office:value-type="float" office:value="160348.6" table:style-name="ce14">
            <text:p>160.349<text:s/></text:p>
          </table:table-cell>
          <table:table-cell office:value-type="float" office:value="5315.89" table:style-name="ce14">
            <text:p>5.3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5398945.59000009" table:style-name="ce15">
            <text:p>505.398.94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94380.67" table:style-name="ce14">
            <text:p>94.381<text:s/></text:p>
          </table:table-cell>
          <table:table-cell office:value-type="float" office:value="730271.8" table:style-name="ce14">
            <text:p>730.272<text:s/></text:p>
          </table:table-cell>
          <table:table-cell office:value-type="float" office:value="3196550.86" table:style-name="ce14">
            <text:p>3.196.55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439519.3599999994" table:style-name="ce14">
            <text:p>9.439.519<text:s/></text:p>
          </table:table-cell>
          <table:table-cell office:value-type="float" office:value="5537967.6299999999" table:style-name="ce14">
            <text:p>5.537.968<text:s/></text:p>
          </table:table-cell>
          <table:table-cell office:value-type="float" office:value="1188460.3600000001" table:style-name="ce14">
            <text:p>1.188.460<text:s/></text:p>
          </table:table-cell>
          <table:table-cell office:value-type="float" office:value="383624.26" table:style-name="ce14">
            <text:p>383.624<text:s/></text:p>
          </table:table-cell>
          <table:table-cell office:value-type="float" office:value="3901045" table:style-name="ce14">
            <text:p>3.901.045<text:s/></text:p>
          </table:table-cell>
          <table:table-cell office:value-type="float" office:value="6383418.9199999999" table:style-name="ce14">
            <text:p>6.383.419<text:s/></text:p>
          </table:table-cell>
          <table:table-cell office:value-type="float" office:value="16720083.300000001" table:style-name="ce14">
            <text:p>16.720.083<text:s/></text:p>
          </table:table-cell>
          <table:table-cell office:value-type="float" office:value="263193.31" table:style-name="ce14">
            <text:p>263.193<text:s/></text:p>
          </table:table-cell>
          <table:table-cell office:value-type="float" office:value="10145864.77" table:style-name="ce14">
            <text:p>10.145.865<text:s/></text:p>
          </table:table-cell>
          <table:table-cell office:value-type="float" office:value="2483375.1800000002" table:style-name="ce14">
            <text:p>2.483.375<text:s/></text:p>
          </table:table-cell>
          <table:table-cell office:value-type="float" office:value="2113288.61" table:style-name="ce14">
            <text:p>2.113.289<text:s/></text:p>
          </table:table-cell>
          <table:table-cell office:value-type="float" office:value="15446683.970000001" table:style-name="ce14">
            <text:p>15.446.684<text:s/></text:p>
          </table:table-cell>
          <table:table-cell office:value-type="float" office:value="845267.57" table:style-name="ce14">
            <text:p>845.268<text:s/></text:p>
          </table:table-cell>
          <table:table-cell office:value-type="float" office:value="5199528.5599999996" table:style-name="ce14">
            <text:p>5.199.529<text:s/></text:p>
          </table:table-cell>
          <table:table-cell office:value-type="float" office:value="21511661.079999998" table:style-name="ce14">
            <text:p>21.511.661<text:s/></text:p>
          </table:table-cell>
          <table:table-cell office:value-type="float" office:value="546689.23" table:style-name="ce14">
            <text:p>546.689<text:s/></text:p>
          </table:table-cell>
          <table:table-cell office:value-type="float" office:value="97448.52" table:style-name="ce14">
            <text:p>97.449<text:s/></text:p>
          </table:table-cell>
          <table:table-cell office:value-type="float" office:value="9033.44" table:style-name="ce14">
            <text:p>9.033<text:s/></text:p>
          </table:table-cell>
          <table:table-cell office:value-type="float" office:value="8895763.8599999994" table:style-name="ce14">
            <text:p>8.895.764<text:s/></text:p>
          </table:table-cell>
          <table:table-cell office:value-type="float" office:value="7284107.21" table:style-name="ce14">
            <text:p>7.284.107<text:s/></text:p>
          </table:table-cell>
          <table:table-cell office:value-type="float" office:value="1699296.79" table:style-name="ce14">
            <text:p>1.699.297<text:s/></text:p>
          </table:table-cell>
          <table:table-cell office:value-type="float" office:value="64256776.670000002" table:style-name="ce14">
            <text:p>64.256.77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8373300.93000001" table:style-name="ce15">
            <text:p>188.373.3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31653.66" table:style-name="ce14">
            <text:p>31.65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18.65" table:style-name="ce14">
            <text:p>1.519<text:s/></text:p>
          </table:table-cell>
          <table:table-cell office:value-type="float" office:value="1465.36" table:style-name="ce14">
            <text:p>1.465<text:s/></text:p>
          </table:table-cell>
          <table:table-cell office:value-type="float" office:value="29631.08" table:style-name="ce14">
            <text:p>29.631<text:s/></text:p>
          </table:table-cell>
          <table:table-cell office:value-type="float" office:value="7761.17" table:style-name="ce14">
            <text:p>7.76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74503185.489999995" table:style-name="ce14">
            <text:p>74.503.185<text:s/></text:p>
          </table:table-cell>
          <table:table-cell office:value-type="float" office:value="6555.68" table:style-name="ce14">
            <text:p>6.5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16.04" table:style-name="ce14">
            <text:p>4.9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9.37" table:style-name="ce14">
            <text:p>2.529<text:s/></text:p>
          </table:table-cell>
          <table:table-cell office:value-type="float" office:value="1880" table:style-name="ce14">
            <text:p>1.88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8963.63" table:style-name="ce14">
            <text:p>248.96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469644.100000001" table:style-name="ce14">
            <text:p>31.469.644<text:s/></text:p>
          </table:table-cell>
          <table:table-cell office:value-type="float" office:value="27435501" table:style-name="ce14">
            <text:p>27.435.501<text:s/></text:p>
          </table:table-cell>
          <table:table-cell office:value-type="float" office:value="54.85" table:style-name="ce14">
            <text:p>55<text:s/></text:p>
          </table:table-cell>
          <table:table-cell office:value-type="float" office:value="2281.88" table:style-name="ce14">
            <text:p>2.28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655572.699999999" table:style-name="ce14">
            <text:p>25.655.573<text:s/></text:p>
          </table:table-cell>
          <table:table-cell office:value-type="float" office:value="13810548.970000001" table:style-name="ce14">
            <text:p>13.810.5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78287042.94" table:style-name="ce14">
            <text:p>178.287.04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51500706.56999999" table:style-name="ce15">
            <text:p>351.500.70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881551.0499999998" table:style-name="ce14">
            <text:p>5.881.551<text:s/></text:p>
          </table:table-cell>
          <table:table-cell office:value-type="float" office:value="2290.31" table:style-name="ce14">
            <text:p>2.290<text:s/></text:p>
          </table:table-cell>
          <table:table-cell office:value-type="float" office:value="46071415.840000004" table:style-name="ce14">
            <text:p>46.071.416<text:s/></text:p>
          </table:table-cell>
          <table:table-cell office:value-type="float" office:value="21404200.640000001" table:style-name="ce14">
            <text:p>21.404.201<text:s/></text:p>
          </table:table-cell>
          <table:table-cell office:value-type="float" office:value="1336167.56" table:style-name="ce14">
            <text:p>1.336.168<text:s/></text:p>
          </table:table-cell>
          <table:table-cell office:value-type="float" office:value="110946852.09999999" table:style-name="ce14">
            <text:p>110.946.852<text:s/></text:p>
          </table:table-cell>
          <table:table-cell office:value-type="float" office:value="4935719.9800000004" table:style-name="ce14">
            <text:p>4.935.720<text:s/></text:p>
          </table:table-cell>
          <table:table-cell office:value-type="float" office:value="1881648.6" table:style-name="ce14">
            <text:p>1.881.649<text:s/></text:p>
          </table:table-cell>
          <table:table-cell office:value-type="float" office:value="48337245.960000001" table:style-name="ce14">
            <text:p>48.337.246<text:s/></text:p>
          </table:table-cell>
          <table:table-cell office:value-type="float" office:value="41586.199999999997" table:style-name="ce14">
            <text:p>41.586<text:s/></text:p>
          </table:table-cell>
          <table:table-cell office:value-type="float" office:value="1249504.6200000001" table:style-name="ce14">
            <text:p>1.249.505<text:s/></text:p>
          </table:table-cell>
          <table:table-cell office:value-type="float" office:value="2502538.34" table:style-name="ce14">
            <text:p>2.502.538<text:s/></text:p>
          </table:table-cell>
          <table:table-cell office:value-type="float" office:value="676809.91" table:style-name="ce14">
            <text:p>676.810<text:s/></text:p>
          </table:table-cell>
          <table:table-cell office:value-type="float" office:value="44091431.009999998" table:style-name="ce14">
            <text:p>44.091.431<text:s/></text:p>
          </table:table-cell>
          <table:table-cell office:value-type="float" office:value="5951.14" table:style-name="ce14">
            <text:p>5.951<text:s/></text:p>
          </table:table-cell>
          <table:table-cell office:value-type="float" office:value="149920099.66" table:style-name="ce14">
            <text:p>149.920.100<text:s/></text:p>
          </table:table-cell>
          <table:table-cell office:value-type="float" office:value="130654317.03" table:style-name="ce14">
            <text:p>130.654.317<text:s/></text:p>
          </table:table-cell>
          <table:table-cell office:value-type="float" office:value="501137.59" table:style-name="ce14">
            <text:p>501.13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86.82" table:style-name="ce14">
            <text:p>487<text:s/></text:p>
          </table:table-cell>
          <table:table-cell office:value-type="float" office:value="106670252.45999999" table:style-name="ce14">
            <text:p>106.670.252<text:s/></text:p>
          </table:table-cell>
          <table:table-cell office:value-type="float" office:value="214097171.36000001" table:style-name="ce14">
            <text:p>214.097.171<text:s/></text:p>
          </table:table-cell>
          <table:table-cell office:value-type="float" office:value="267046.78999999998" table:style-name="ce14">
            <text:p>267.047<text:s/></text:p>
          </table:table-cell>
          <table:table-cell office:value-type="float" office:value="611185933.87" table:style-name="ce14">
            <text:p>611.185.93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02661358.8400002" table:style-name="ce15">
            <text:p>1.502.661.3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25864.99" table:style-name="ce14">
            <text:p>25.865<text:s/></text:p>
          </table:table-cell>
          <table:table-cell office:value-type="float" office:value="1632992.7799999998" table:style-name="ce14">
            <text:p>1.632.993<text:s/></text:p>
          </table:table-cell>
          <table:table-cell office:value-type="float" office:value="23507095.579999998" table:style-name="ce14">
            <text:p>23.507.096<text:s/></text:p>
          </table:table-cell>
          <table:table-cell office:value-type="float" office:value="344961.66" table:style-name="ce14">
            <text:p>344.962<text:s/></text:p>
          </table:table-cell>
          <table:table-cell office:value-type="float" office:value="65453411.149999999" table:style-name="ce14">
            <text:p>65.453.411<text:s/></text:p>
          </table:table-cell>
          <table:table-cell office:value-type="float" office:value="11078495.17" table:style-name="ce14">
            <text:p>11.078.495<text:s/></text:p>
          </table:table-cell>
          <table:table-cell office:value-type="float" office:value="4354290.76" table:style-name="ce14">
            <text:p>4.354.291<text:s/></text:p>
          </table:table-cell>
          <table:table-cell office:value-type="float" office:value="30736485.699999999" table:style-name="ce14">
            <text:p>30.736.486<text:s/></text:p>
          </table:table-cell>
          <table:table-cell office:value-type="float" office:value="14848849.810000001" table:style-name="ce14">
            <text:p>14.848.850<text:s/></text:p>
          </table:table-cell>
          <table:table-cell office:value-type="float" office:value="924287.03" table:style-name="ce14">
            <text:p>924.287<text:s/></text:p>
          </table:table-cell>
          <table:table-cell office:value-type="float" office:value="100017186.03999999" table:style-name="ce14">
            <text:p>100.017.186<text:s/></text:p>
          </table:table-cell>
          <table:table-cell office:value-type="float" office:value="5610978.0299999993" table:style-name="ce14">
            <text:p>5.610.978<text:s/></text:p>
          </table:table-cell>
          <table:table-cell office:value-type="float" office:value="3149476.2800000003" table:style-name="ce14">
            <text:p>3.149.476<text:s/></text:p>
          </table:table-cell>
          <table:table-cell office:value-type="float" office:value="3969427.4000000004" table:style-name="ce14">
            <text:p>3.969.427<text:s/></text:p>
          </table:table-cell>
          <table:table-cell office:value-type="float" office:value="2830813.17" table:style-name="ce14">
            <text:p>2.830.813<text:s/></text:p>
          </table:table-cell>
          <table:table-cell office:value-type="float" office:value="43340381.119999997" table:style-name="ce14">
            <text:p>43.340.381<text:s/></text:p>
          </table:table-cell>
          <table:table-cell office:value-type="float" office:value="1799396.06" table:style-name="ce14">
            <text:p>1.799.396<text:s/></text:p>
          </table:table-cell>
          <table:table-cell office:value-type="float" office:value="116286812.03999999" table:style-name="ce14">
            <text:p>116.286.812<text:s/></text:p>
          </table:table-cell>
          <table:table-cell office:value-type="float" office:value="109363511.67" table:style-name="ce14">
            <text:p>109.363.512<text:s/></text:p>
          </table:table-cell>
          <table:table-cell office:value-type="float" office:value="2219419.27" table:style-name="ce14">
            <text:p>2.219.419<text:s/></text:p>
          </table:table-cell>
          <table:table-cell office:value-type="float" office:value="1599642.95" table:style-name="ce14">
            <text:p>1.599.643<text:s/></text:p>
          </table:table-cell>
          <table:table-cell office:value-type="float" office:value="22979.599999999999" table:style-name="ce14">
            <text:p>22.980<text:s/></text:p>
          </table:table-cell>
          <table:table-cell office:value-type="float" office:value="115638673.96000001" table:style-name="ce14">
            <text:p>115.638.674<text:s/></text:p>
          </table:table-cell>
          <table:table-cell office:value-type="float" office:value="134888831.22999999" table:style-name="ce14">
            <text:p>134.888.831<text:s/></text:p>
          </table:table-cell>
          <table:table-cell office:value-type="float" office:value="4331782.9000000004" table:style-name="ce14">
            <text:p>4.331.783<text:s/></text:p>
          </table:table-cell>
          <table:table-cell office:value-type="float" office:value="952668490.06000006" table:style-name="ce14">
            <text:p>952.668.490<text:s/></text:p>
          </table:table-cell>
          <table:table-cell office:value-type="float" office:value="294624.87" table:style-name="ce14">
            <text:p>294.625<text:s/></text:p>
          </table:table-cell>
          <table:table-cell office:value-type="float" office:value="1750939161.28" table:style-name="ce15">
            <text:p>1.750.939.1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5144328.460000001" table:style-name="ce14">
            <text:p>15.144.328<text:s/></text:p>
          </table:table-cell>
          <table:table-cell office:value-type="float" office:value="50674078.939999998" table:style-name="ce14">
            <text:p>50.674.079<text:s/></text:p>
          </table:table-cell>
          <table:table-cell office:value-type="float" office:value="223989446.69999999" table:style-name="ce14">
            <text:p>223.989.447<text:s/></text:p>
          </table:table-cell>
          <table:table-cell office:value-type="float" office:value="12269035.560000001" table:style-name="ce14">
            <text:p>12.269.036<text:s/></text:p>
          </table:table-cell>
          <table:table-cell office:value-type="float" office:value="327236161.29000002" table:style-name="ce14">
            <text:p>327.236.161<text:s/></text:p>
          </table:table-cell>
          <table:table-cell office:value-type="float" office:value="242720372.27000001" table:style-name="ce14">
            <text:p>242.720.372<text:s/></text:p>
          </table:table-cell>
          <table:table-cell office:value-type="float" office:value="2929834074.4200001" table:style-name="ce14">
            <text:p>2.929.834.074<text:s/></text:p>
          </table:table-cell>
          <table:table-cell office:value-type="float" office:value="200902524.09999999" table:style-name="ce14">
            <text:p>200.902.524<text:s/></text:p>
          </table:table-cell>
          <table:table-cell office:value-type="float" office:value="224427640.31" table:style-name="ce14">
            <text:p>224.427.640<text:s/></text:p>
          </table:table-cell>
          <table:table-cell office:value-type="float" office:value="71981944.909999996" table:style-name="ce14">
            <text:p>71.981.945<text:s/></text:p>
          </table:table-cell>
          <table:table-cell office:value-type="float" office:value="977151609.97000003" table:style-name="ce14">
            <text:p>977.151.610<text:s/></text:p>
          </table:table-cell>
          <table:table-cell office:value-type="float" office:value="98618460.540000007" table:style-name="ce14">
            <text:p>98.618.461<text:s/></text:p>
          </table:table-cell>
          <table:table-cell office:value-type="float" office:value="119758794.04000001" table:style-name="ce14">
            <text:p>119.758.794<text:s/></text:p>
          </table:table-cell>
          <table:table-cell office:value-type="float" office:value="149618972.43000001" table:style-name="ce14">
            <text:p>149.618.972<text:s/></text:p>
          </table:table-cell>
          <table:table-cell office:value-type="float" office:value="81915378.920000002" table:style-name="ce14">
            <text:p>81.915.379<text:s/></text:p>
          </table:table-cell>
          <table:table-cell office:value-type="float" office:value="253099435.75" table:style-name="ce14">
            <text:p>253.099.436<text:s/></text:p>
          </table:table-cell>
          <table:table-cell office:value-type="float" office:value="48365707.369999997" table:style-name="ce14">
            <text:p>48.365.707<text:s/></text:p>
          </table:table-cell>
          <table:table-cell office:value-type="float" office:value="894434171.76999998" table:style-name="ce14">
            <text:p>894.434.172<text:s/></text:p>
          </table:table-cell>
          <table:table-cell office:value-type="float" office:value="3554447243.5900002" table:style-name="ce14">
            <text:p>3.554.447.244<text:s/></text:p>
          </table:table-cell>
          <table:table-cell office:value-type="float" office:value="91551501.890000001" table:style-name="ce14">
            <text:p>91.551.502<text:s/></text:p>
          </table:table-cell>
          <table:table-cell office:value-type="float" office:value="37754966.240000002" table:style-name="ce14">
            <text:p>37.754.966<text:s/></text:p>
          </table:table-cell>
          <table:table-cell office:value-type="float" office:value="13003252.25" table:style-name="ce14">
            <text:p>13.003.252<text:s/></text:p>
          </table:table-cell>
          <table:table-cell office:value-type="float" office:value="794957913.29999995" table:style-name="ce14">
            <text:p>794.957.913<text:s/></text:p>
          </table:table-cell>
          <table:table-cell office:value-type="float" office:value="450938597.49000001" table:style-name="ce14">
            <text:p>450.938.597<text:s/></text:p>
          </table:table-cell>
          <table:table-cell office:value-type="float" office:value="60065843.219999999" table:style-name="ce14">
            <text:p>60.065.843<text:s/></text:p>
          </table:table-cell>
          <table:table-cell office:value-type="float" office:value="9678207033.1800003" table:style-name="ce14">
            <text:p>9.678.207.033<text:s/></text:p>
          </table:table-cell>
          <table:table-cell office:value-type="float" office:value="24481445.469999999" table:style-name="ce14">
            <text:p>24.481.445<text:s/></text:p>
          </table:table-cell>
          <table:table-cell office:value-type="float" office:value="21627549934.379997" table:style-name="ce15">
            <text:p>21.627.549.9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4634901.55" table:style-name="ce14">
            <text:p>4.634.902<text:s/></text:p>
          </table:table-cell>
          <table:table-cell office:value-type="float" office:value="14046177.92" table:style-name="ce14">
            <text:p>14.046.178<text:s/></text:p>
          </table:table-cell>
          <table:table-cell office:value-type="float" office:value="18146618.91" table:style-name="ce14">
            <text:p>18.146.619<text:s/></text:p>
          </table:table-cell>
          <table:table-cell office:value-type="float" office:value="4395792.5199999996" table:style-name="ce14">
            <text:p>4.395.793<text:s/></text:p>
          </table:table-cell>
          <table:table-cell office:value-type="float" office:value="66417742.130000003" table:style-name="ce14">
            <text:p>66.417.742<text:s/></text:p>
          </table:table-cell>
          <table:table-cell office:value-type="float" office:value="35566347.710000001" table:style-name="ce14">
            <text:p>35.566.348<text:s/></text:p>
          </table:table-cell>
          <table:table-cell office:value-type="float" office:value="50738811.739999995" table:style-name="ce14">
            <text:p>50.738.812<text:s/></text:p>
          </table:table-cell>
          <table:table-cell office:value-type="float" office:value="29384643.210000001" table:style-name="ce14">
            <text:p>29.384.643<text:s/></text:p>
          </table:table-cell>
          <table:table-cell office:value-type="float" office:value="41448444.18" table:style-name="ce14">
            <text:p>41.448.444<text:s/></text:p>
          </table:table-cell>
          <table:table-cell office:value-type="float" office:value="20081354.579999998" table:style-name="ce14">
            <text:p>20.081.355<text:s/></text:p>
          </table:table-cell>
          <table:table-cell office:value-type="float" office:value="175509967.87" table:style-name="ce14">
            <text:p>175.509.968<text:s/></text:p>
          </table:table-cell>
          <table:table-cell office:value-type="float" office:value="25934772.559999999" table:style-name="ce14">
            <text:p>25.934.773<text:s/></text:p>
          </table:table-cell>
          <table:table-cell office:value-type="float" office:value="25558379.940000001" table:style-name="ce14">
            <text:p>25.558.380<text:s/></text:p>
          </table:table-cell>
          <table:table-cell office:value-type="float" office:value="27563545.359999999" table:style-name="ce14">
            <text:p>27.563.545<text:s/></text:p>
          </table:table-cell>
          <table:table-cell office:value-type="float" office:value="20304342.039999999" table:style-name="ce14">
            <text:p>20.304.342<text:s/></text:p>
          </table:table-cell>
          <table:table-cell office:value-type="float" office:value="48607337.530000001" table:style-name="ce14">
            <text:p>48.607.338<text:s/></text:p>
          </table:table-cell>
          <table:table-cell office:value-type="float" office:value="13346957.720000001" table:style-name="ce14">
            <text:p>13.346.958<text:s/></text:p>
          </table:table-cell>
          <table:table-cell office:value-type="float" office:value="107462415.2" table:style-name="ce14">
            <text:p>107.462.415<text:s/></text:p>
          </table:table-cell>
          <table:table-cell office:value-type="float" office:value="390684812.36000001" table:style-name="ce14">
            <text:p>390.684.812<text:s/></text:p>
          </table:table-cell>
          <table:table-cell office:value-type="float" office:value="20405144.530000001" table:style-name="ce14">
            <text:p>20.405.145<text:s/></text:p>
          </table:table-cell>
          <table:table-cell office:value-type="float" office:value="9177184.2100000009" table:style-name="ce14">
            <text:p>9.177.184<text:s/></text:p>
          </table:table-cell>
          <table:table-cell office:value-type="float" office:value="3442205.31" table:style-name="ce14">
            <text:p>3.442.205<text:s/></text:p>
          </table:table-cell>
          <table:table-cell office:value-type="float" office:value="133933335.65000001" table:style-name="ce14">
            <text:p>133.933.336<text:s/></text:p>
          </table:table-cell>
          <table:table-cell office:value-type="float" office:value="57178053.159999996" table:style-name="ce14">
            <text:p>57.178.053<text:s/></text:p>
          </table:table-cell>
          <table:table-cell office:value-type="float" office:value="15655669.83" table:style-name="ce14">
            <text:p>15.655.670<text:s/></text:p>
          </table:table-cell>
          <table:table-cell office:value-type="float" office:value="738551510.42999995" table:style-name="ce14">
            <text:p>738.551.510<text:s/></text:p>
          </table:table-cell>
          <table:table-cell office:value-type="float" office:value="5464716.9400000004" table:style-name="ce14">
            <text:p>5.464.717<text:s/></text:p>
          </table:table-cell>
          <table:table-cell office:value-type="float" office:value="2103641185.0900002" table:style-name="ce15">
            <text:p>2.103.641.18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4994328.54" table:style-name="ce14">
            <text:p>4.994.329<text:s/></text:p>
          </table:table-cell>
          <table:table-cell office:value-type="float" office:value="13815246.08" table:style-name="ce14">
            <text:p>13.815.246<text:s/></text:p>
          </table:table-cell>
          <table:table-cell office:value-type="float" office:value="111677169.23999999" table:style-name="ce14">
            <text:p>111.677.169<text:s/></text:p>
          </table:table-cell>
          <table:table-cell office:value-type="float" office:value="4150970.82" table:style-name="ce14">
            <text:p>4.150.971<text:s/></text:p>
          </table:table-cell>
          <table:table-cell office:value-type="float" office:value="99998776.670000002" table:style-name="ce14">
            <text:p>99.998.777<text:s/></text:p>
          </table:table-cell>
          <table:table-cell office:value-type="float" office:value="74376730.700000003" table:style-name="ce14">
            <text:p>74.376.731<text:s/></text:p>
          </table:table-cell>
          <table:table-cell office:value-type="float" office:value="344149944.30000001" table:style-name="ce14">
            <text:p>344.149.944<text:s/></text:p>
          </table:table-cell>
          <table:table-cell office:value-type="float" office:value="84592457.709999993" table:style-name="ce14">
            <text:p>84.592.458<text:s/></text:p>
          </table:table-cell>
          <table:table-cell office:value-type="float" office:value="74641015.840000004" table:style-name="ce14">
            <text:p>74.641.016<text:s/></text:p>
          </table:table-cell>
          <table:table-cell office:value-type="float" office:value="25148741.039999999" table:style-name="ce14">
            <text:p>25.148.741<text:s/></text:p>
          </table:table-cell>
          <table:table-cell office:value-type="float" office:value="339202809.16000003" table:style-name="ce14">
            <text:p>339.202.809<text:s/></text:p>
          </table:table-cell>
          <table:table-cell office:value-type="float" office:value="38908387.18" table:style-name="ce14">
            <text:p>38.908.387<text:s/></text:p>
          </table:table-cell>
          <table:table-cell office:value-type="float" office:value="42399273.469999999" table:style-name="ce14">
            <text:p>42.399.273<text:s/></text:p>
          </table:table-cell>
          <table:table-cell office:value-type="float" office:value="59490726" table:style-name="ce14">
            <text:p>59.490.726<text:s/></text:p>
          </table:table-cell>
          <table:table-cell office:value-type="float" office:value="20764728.510000002" table:style-name="ce14">
            <text:p>20.764.729<text:s/></text:p>
          </table:table-cell>
          <table:table-cell office:value-type="float" office:value="84021088.170000002" table:style-name="ce14">
            <text:p>84.021.088<text:s/></text:p>
          </table:table-cell>
          <table:table-cell office:value-type="float" office:value="15999787.810000001" table:style-name="ce14">
            <text:p>15.999.788<text:s/></text:p>
          </table:table-cell>
          <table:table-cell office:value-type="float" office:value="276838841.31" table:style-name="ce14">
            <text:p>276.838.841<text:s/></text:p>
          </table:table-cell>
          <table:table-cell office:value-type="float" office:value="1100101033.4000001" table:style-name="ce14">
            <text:p>1.100.101.033<text:s/></text:p>
          </table:table-cell>
          <table:table-cell office:value-type="float" office:value="26594327.190000001" table:style-name="ce14">
            <text:p>26.594.327<text:s/></text:p>
          </table:table-cell>
          <table:table-cell office:value-type="float" office:value="11645369.4" table:style-name="ce14">
            <text:p>11.645.369<text:s/></text:p>
          </table:table-cell>
          <table:table-cell office:value-type="float" office:value="3833661.64" table:style-name="ce14">
            <text:p>3.833.662<text:s/></text:p>
          </table:table-cell>
          <table:table-cell office:value-type="float" office:value="256832748.66999999" table:style-name="ce14">
            <text:p>256.832.749<text:s/></text:p>
          </table:table-cell>
          <table:table-cell office:value-type="float" office:value="194120183.87" table:style-name="ce14">
            <text:p>194.120.184<text:s/></text:p>
          </table:table-cell>
          <table:table-cell office:value-type="float" office:value="16869209.920000002" table:style-name="ce14">
            <text:p>16.869.210<text:s/></text:p>
          </table:table-cell>
          <table:table-cell office:value-type="float" office:value="3151572376.9699998" table:style-name="ce14">
            <text:p>3.151.572.377<text:s/></text:p>
          </table:table-cell>
          <table:table-cell office:value-type="float" office:value="10178519.84" table:style-name="ce14">
            <text:p>10.178.520<text:s/></text:p>
          </table:table-cell>
          <table:table-cell office:value-type="float" office:value="6486918453.4500008" table:style-name="ce15">
            <text:p>6.486.918.4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29833.46" table:style-name="ce14">
            <text:p>29.833<text:s/></text:p>
          </table:table-cell>
          <table:table-cell office:value-type="float" office:value="217678.24" table:style-name="ce14">
            <text:p>217.678<text:s/></text:p>
          </table:table-cell>
          <table:table-cell office:value-type="float" office:value="1424.29" table:style-name="ce14">
            <text:p>1.424<text:s/></text:p>
          </table:table-cell>
          <table:table-cell office:value-type="float" office:value="1427489.61" table:style-name="ce14">
            <text:p>1.427.490<text:s/></text:p>
          </table:table-cell>
          <table:table-cell office:value-type="float" office:value="15964753.939999999" table:style-name="ce14">
            <text:p>15.964.754<text:s/></text:p>
          </table:table-cell>
          <table:table-cell office:value-type="float" office:value="75524574.75" table:style-name="ce14">
            <text:p>75.524.575<text:s/></text:p>
          </table:table-cell>
          <table:table-cell office:value-type="float" office:value="4316450.12" table:style-name="ce14">
            <text:p>4.316.450<text:s/></text:p>
          </table:table-cell>
          <table:table-cell office:value-type="float" office:value="265241.64" table:style-name="ce14">
            <text:p>265.24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3508381.869999999" table:style-name="ce14">
            <text:p>13.508.382<text:s/></text:p>
          </table:table-cell>
          <table:table-cell office:value-type="float" office:value="79500.600000000006" table:style-name="ce14">
            <text:p>79.501<text:s/></text:p>
          </table:table-cell>
          <table:table-cell office:value-type="float" office:value="263285.13" table:style-name="ce14">
            <text:p>263.285<text:s/></text:p>
          </table:table-cell>
          <table:table-cell office:value-type="float" office:value="14939313.439999999" table:style-name="ce14">
            <text:p>14.939.313<text:s/></text:p>
          </table:table-cell>
          <table:table-cell office:value-type="float" office:value="1678.54" table:style-name="ce14">
            <text:p>1.679<text:s/></text:p>
          </table:table-cell>
          <table:table-cell office:value-type="float" office:value="7649140.96" table:style-name="ce14">
            <text:p>7.649.14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0627442.530000001" table:style-name="ce14">
            <text:p>30.627.443<text:s/></text:p>
          </table:table-cell>
          <table:table-cell office:value-type="float" office:value="240773300.06" table:style-name="ce14">
            <text:p>240.773.300<text:s/></text:p>
          </table:table-cell>
          <table:table-cell office:value-type="float" office:value="136739.60999999999" table:style-name="ce14">
            <text:p>136.740<text:s/></text:p>
          </table:table-cell>
          <table:table-cell office:value-type="float" office:value="7897.85" table:style-name="ce14">
            <text:p>7.89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8468432.059999999" table:style-name="ce14">
            <text:p>18.468.432<text:s/></text:p>
          </table:table-cell>
          <table:table-cell office:value-type="float" office:value="1102000.79" table:style-name="ce14">
            <text:p>1.102.001<text:s/></text:p>
          </table:table-cell>
          <table:table-cell office:value-type="float" office:value="1589010.37" table:style-name="ce14">
            <text:p>1.589.010<text:s/></text:p>
          </table:table-cell>
          <table:table-cell office:value-type="float" office:value="585255922.70000005" table:style-name="ce14">
            <text:p>585.255.923<text:s/></text:p>
          </table:table-cell>
          <table:table-cell office:value-type="float" office:value="23224.799999999999" table:style-name="ce14">
            <text:p>23.225<text:s/></text:p>
          </table:table-cell>
          <table:table-cell office:value-type="float" office:value="1012172717.3600001" table:style-name="ce15">
            <text:p>1.012.172.71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4994328.54" table:style-name="ce14">
            <text:p>4.994.329<text:s/></text:p>
          </table:table-cell>
          <table:table-cell office:value-type="float" office:value="13785412.620000001" table:style-name="ce14">
            <text:p>13.785.413<text:s/></text:p>
          </table:table-cell>
          <table:table-cell office:value-type="float" office:value="111459491" table:style-name="ce14">
            <text:p>111.459.491<text:s/></text:p>
          </table:table-cell>
          <table:table-cell office:value-type="float" office:value="4149546.5299999993" table:style-name="ce14">
            <text:p>4.149.547<text:s/></text:p>
          </table:table-cell>
          <table:table-cell office:value-type="float" office:value="98571287.060000002" table:style-name="ce14">
            <text:p>98.571.287<text:s/></text:p>
          </table:table-cell>
          <table:table-cell office:value-type="float" office:value="58411976.759999998" table:style-name="ce14">
            <text:p>58.411.977<text:s/></text:p>
          </table:table-cell>
          <table:table-cell office:value-type="float" office:value="268625369.55000001" table:style-name="ce14">
            <text:p>268.625.370<text:s/></text:p>
          </table:table-cell>
          <table:table-cell office:value-type="float" office:value="80276007.589999989" table:style-name="ce14">
            <text:p>80.276.008<text:s/></text:p>
          </table:table-cell>
          <table:table-cell office:value-type="float" office:value="74375774.200000003" table:style-name="ce14">
            <text:p>74.375.774<text:s/></text:p>
          </table:table-cell>
          <table:table-cell office:value-type="float" office:value="25148741.040000003" table:style-name="ce14">
            <text:p>25.148.741<text:s/></text:p>
          </table:table-cell>
          <table:table-cell office:value-type="float" office:value="325694427.29000002" table:style-name="ce14">
            <text:p>325.694.427<text:s/></text:p>
          </table:table-cell>
          <table:table-cell office:value-type="float" office:value="38828886.579999998" table:style-name="ce14">
            <text:p>38.828.887<text:s/></text:p>
          </table:table-cell>
          <table:table-cell office:value-type="float" office:value="42135988.339999996" table:style-name="ce14">
            <text:p>42.135.988<text:s/></text:p>
          </table:table-cell>
          <table:table-cell office:value-type="float" office:value="44551412.559999995" table:style-name="ce14">
            <text:p>44.551.413<text:s/></text:p>
          </table:table-cell>
          <table:table-cell office:value-type="float" office:value="20763049.969999999" table:style-name="ce14">
            <text:p>20.763.050<text:s/></text:p>
          </table:table-cell>
          <table:table-cell office:value-type="float" office:value="76371947.210000008" table:style-name="ce14">
            <text:p>76.371.947<text:s/></text:p>
          </table:table-cell>
          <table:table-cell office:value-type="float" office:value="15999787.810000001" table:style-name="ce14">
            <text:p>15.999.788<text:s/></text:p>
          </table:table-cell>
          <table:table-cell office:value-type="float" office:value="246211398.78" table:style-name="ce14">
            <text:p>246.211.399<text:s/></text:p>
          </table:table-cell>
          <table:table-cell office:value-type="float" office:value="859327733.34000003" table:style-name="ce14">
            <text:p>859.327.733<text:s/></text:p>
          </table:table-cell>
          <table:table-cell office:value-type="float" office:value="26457587.579999998" table:style-name="ce14">
            <text:p>26.457.588<text:s/></text:p>
          </table:table-cell>
          <table:table-cell office:value-type="float" office:value="11637471.549999999" table:style-name="ce14">
            <text:p>11.637.472<text:s/></text:p>
          </table:table-cell>
          <table:table-cell office:value-type="float" office:value="3833661.64" table:style-name="ce14">
            <text:p>3.833.662<text:s/></text:p>
          </table:table-cell>
          <table:table-cell office:value-type="float" office:value="238364316.61000001" table:style-name="ce14">
            <text:p>238.364.317<text:s/></text:p>
          </table:table-cell>
          <table:table-cell office:value-type="float" office:value="193018183.08000001" table:style-name="ce14">
            <text:p>193.018.183<text:s/></text:p>
          </table:table-cell>
          <table:table-cell office:value-type="float" office:value="15280199.550000001" table:style-name="ce14">
            <text:p>15.280.200<text:s/></text:p>
          </table:table-cell>
          <table:table-cell office:value-type="float" office:value="2566316454.27" table:style-name="ce14">
            <text:p>2.566.316.454<text:s/></text:p>
          </table:table-cell>
          <table:table-cell office:value-type="float" office:value="10155295.039999999" table:style-name="ce14">
            <text:p>10.155.295<text:s/></text:p>
          </table:table-cell>
          <table:table-cell office:value-type="float" office:value="5474745736.0900002" table:style-name="ce15">
            <text:p>5.474.745.7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5515098.3700000001" table:style-name="ce14">
            <text:p>5.515.098<text:s/></text:p>
          </table:table-cell>
          <table:table-cell office:value-type="float" office:value="22812654.940000001" table:style-name="ce14">
            <text:p>22.812.655<text:s/></text:p>
          </table:table-cell>
          <table:table-cell office:value-type="float" office:value="94165658.549999997" table:style-name="ce14">
            <text:p>94.165.659<text:s/></text:p>
          </table:table-cell>
          <table:table-cell office:value-type="float" office:value="3722272.22" table:style-name="ce14">
            <text:p>3.722.272<text:s/></text:p>
          </table:table-cell>
          <table:table-cell office:value-type="float" office:value="160819642.49000001" table:style-name="ce14">
            <text:p>160.819.642<text:s/></text:p>
          </table:table-cell>
          <table:table-cell office:value-type="float" office:value="132777293.86" table:style-name="ce14">
            <text:p>132.777.294<text:s/></text:p>
          </table:table-cell>
          <table:table-cell office:value-type="float" office:value="2534945318.3800001" table:style-name="ce14">
            <text:p>2.534.945.318<text:s/></text:p>
          </table:table-cell>
          <table:table-cell office:value-type="float" office:value="86925423.180000007" table:style-name="ce14">
            <text:p>86.925.423<text:s/></text:p>
          </table:table-cell>
          <table:table-cell office:value-type="float" office:value="108338180.29000001" table:style-name="ce14">
            <text:p>108.338.180<text:s/></text:p>
          </table:table-cell>
          <table:table-cell office:value-type="float" office:value="26751849.289999999" table:style-name="ce14">
            <text:p>26.751.849<text:s/></text:p>
          </table:table-cell>
          <table:table-cell office:value-type="float" office:value="462438832.94" table:style-name="ce14">
            <text:p>462.438.833<text:s/></text:p>
          </table:table-cell>
          <table:table-cell office:value-type="float" office:value="33775300.799999997" table:style-name="ce14">
            <text:p>33.775.301<text:s/></text:p>
          </table:table-cell>
          <table:table-cell office:value-type="float" office:value="51801140.630000003" table:style-name="ce14">
            <text:p>51.801.141<text:s/></text:p>
          </table:table-cell>
          <table:table-cell office:value-type="float" office:value="62564701.07" table:style-name="ce14">
            <text:p>62.564.701<text:s/></text:p>
          </table:table-cell>
          <table:table-cell office:value-type="float" office:value="40846308.369999997" table:style-name="ce14">
            <text:p>40.846.308<text:s/></text:p>
          </table:table-cell>
          <table:table-cell office:value-type="float" office:value="120471010.05" table:style-name="ce14">
            <text:p>120.471.010<text:s/></text:p>
          </table:table-cell>
          <table:table-cell office:value-type="float" office:value="19018961.84" table:style-name="ce14">
            <text:p>19.018.962<text:s/></text:p>
          </table:table-cell>
          <table:table-cell office:value-type="float" office:value="510132915.25999999" table:style-name="ce14">
            <text:p>510.132.915<text:s/></text:p>
          </table:table-cell>
          <table:table-cell office:value-type="float" office:value="2063661397.8299999" table:style-name="ce14">
            <text:p>2.063.661.398<text:s/></text:p>
          </table:table-cell>
          <table:table-cell office:value-type="float" office:value="44552030.170000002" table:style-name="ce14">
            <text:p>44.552.030<text:s/></text:p>
          </table:table-cell>
          <table:table-cell office:value-type="float" office:value="16932412.629999999" table:style-name="ce14">
            <text:p>16.932.413<text:s/></text:p>
          </table:table-cell>
          <table:table-cell office:value-type="float" office:value="5727385.2999999998" table:style-name="ce14">
            <text:p>5.727.385<text:s/></text:p>
          </table:table-cell>
          <table:table-cell office:value-type="float" office:value="404191828.98000002" table:style-name="ce14">
            <text:p>404.191.829<text:s/></text:p>
          </table:table-cell>
          <table:table-cell office:value-type="float" office:value="199640360.46000001" table:style-name="ce14">
            <text:p>199.640.360<text:s/></text:p>
          </table:table-cell>
          <table:table-cell office:value-type="float" office:value="27540963.469999999" table:style-name="ce14">
            <text:p>27.540.963<text:s/></text:p>
          </table:table-cell>
          <table:table-cell office:value-type="float" office:value="5788083145.7799997" table:style-name="ce14">
            <text:p>5.788.083.146<text:s/></text:p>
          </table:table-cell>
          <table:table-cell office:value-type="float" office:value="8838208.6899999995" table:style-name="ce14">
            <text:p>8.838.209<text:s/></text:p>
          </table:table-cell>
          <table:table-cell office:value-type="float" office:value="13036990295.840002" table:style-name="ce15">
            <text:p>13.036.990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037986.34" table:style-name="ce14">
            <text:p>5.037.986<text:s/></text:p>
          </table:table-cell>
          <table:table-cell office:value-type="float" office:value="20225993.379999999" table:style-name="ce14">
            <text:p>20.225.993<text:s/></text:p>
          </table:table-cell>
          <table:table-cell office:value-type="float" office:value="58399099.549999997" table:style-name="ce14">
            <text:p>58.399.100<text:s/></text:p>
          </table:table-cell>
          <table:table-cell office:value-type="float" office:value="3411577.72" table:style-name="ce14">
            <text:p>3.411.578<text:s/></text:p>
          </table:table-cell>
          <table:table-cell office:value-type="float" office:value="105473461.16" table:style-name="ce14">
            <text:p>105.473.461<text:s/></text:p>
          </table:table-cell>
          <table:table-cell office:value-type="float" office:value="96819430.180000007" table:style-name="ce14">
            <text:p>96.819.430<text:s/></text:p>
          </table:table-cell>
          <table:table-cell office:value-type="float" office:value="1852429365.3499999" table:style-name="ce14">
            <text:p>1.852.429.365<text:s/></text:p>
          </table:table-cell>
          <table:table-cell office:value-type="float" office:value="61074284.350000001" table:style-name="ce14">
            <text:p>61.074.284<text:s/></text:p>
          </table:table-cell>
          <table:table-cell office:value-type="float" office:value="72026770.530000001" table:style-name="ce14">
            <text:p>72.026.771<text:s/></text:p>
          </table:table-cell>
          <table:table-cell office:value-type="float" office:value="23604650.02" table:style-name="ce14">
            <text:p>23.604.650<text:s/></text:p>
          </table:table-cell>
          <table:table-cell office:value-type="float" office:value="332732177.66000003" table:style-name="ce14">
            <text:p>332.732.178<text:s/></text:p>
          </table:table-cell>
          <table:table-cell office:value-type="float" office:value="27656182.420000002" table:style-name="ce14">
            <text:p>27.656.182<text:s/></text:p>
          </table:table-cell>
          <table:table-cell office:value-type="float" office:value="42611005.859999999" table:style-name="ce14">
            <text:p>42.611.006<text:s/></text:p>
          </table:table-cell>
          <table:table-cell office:value-type="float" office:value="51366940.770000003" table:style-name="ce14">
            <text:p>51.366.941<text:s/></text:p>
          </table:table-cell>
          <table:table-cell office:value-type="float" office:value="36780855.340000004" table:style-name="ce14">
            <text:p>36.780.855<text:s/></text:p>
          </table:table-cell>
          <table:table-cell office:value-type="float" office:value="97680914.329999998" table:style-name="ce14">
            <text:p>97.680.914<text:s/></text:p>
          </table:table-cell>
          <table:table-cell office:value-type="float" office:value="16549644.99" table:style-name="ce14">
            <text:p>16.549.645<text:s/></text:p>
          </table:table-cell>
          <table:table-cell office:value-type="float" office:value="248420538.28" table:style-name="ce14">
            <text:p>248.420.538<text:s/></text:p>
          </table:table-cell>
          <table:table-cell office:value-type="float" office:value="989658850.21000004" table:style-name="ce14">
            <text:p>989.658.850<text:s/></text:p>
          </table:table-cell>
          <table:table-cell office:value-type="float" office:value="32137965.059999999" table:style-name="ce14">
            <text:p>32.137.965<text:s/></text:p>
          </table:table-cell>
          <table:table-cell office:value-type="float" office:value="14309074.74" table:style-name="ce14">
            <text:p>14.309.075<text:s/></text:p>
          </table:table-cell>
          <table:table-cell office:value-type="float" office:value="5479671.5999999996" table:style-name="ce14">
            <text:p>5.479.672<text:s/></text:p>
          </table:table-cell>
          <table:table-cell office:value-type="float" office:value="282282789.06999999" table:style-name="ce14">
            <text:p>282.282.789<text:s/></text:p>
          </table:table-cell>
          <table:table-cell office:value-type="float" office:value="139913470.97" table:style-name="ce14">
            <text:p>139.913.471<text:s/></text:p>
          </table:table-cell>
          <table:table-cell office:value-type="float" office:value="23426509.039999999" table:style-name="ce14">
            <text:p>23.426.509<text:s/></text:p>
          </table:table-cell>
          <table:table-cell office:value-type="float" office:value="2260052520.23" table:style-name="ce14">
            <text:p>2.260.052.520<text:s/></text:p>
          </table:table-cell>
          <table:table-cell office:value-type="float" office:value="7196097.0899999999" table:style-name="ce14">
            <text:p>7.196.097<text:s/></text:p>
          </table:table-cell>
          <table:table-cell office:value-type="float" office:value="6906757826.2399998" table:style-name="ce15">
            <text:p>6.906.757.8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26631.08" table:style-name="ce14">
            <text:p>226.631<text:s/></text:p>
          </table:table-cell>
          <table:table-cell office:value-type="float" office:value="1028172.32" table:style-name="ce14">
            <text:p>1.028.172<text:s/></text:p>
          </table:table-cell>
          <table:table-cell office:value-type="float" office:value="3908344.96" table:style-name="ce14">
            <text:p>3.908.345<text:s/></text:p>
          </table:table-cell>
          <table:table-cell office:value-type="float" office:value="64311.41" table:style-name="ce14">
            <text:p>64.311<text:s/></text:p>
          </table:table-cell>
          <table:table-cell office:value-type="float" office:value="29042537.440000001" table:style-name="ce14">
            <text:p>29.042.537<text:s/></text:p>
          </table:table-cell>
          <table:table-cell office:value-type="float" office:value="17884280.870000001" table:style-name="ce14">
            <text:p>17.884.281<text:s/></text:p>
          </table:table-cell>
          <table:table-cell office:value-type="float" office:value="433165643.39999998" table:style-name="ce14">
            <text:p>433.165.643<text:s/></text:p>
          </table:table-cell>
          <table:table-cell office:value-type="float" office:value="9495526.5399999991" table:style-name="ce14">
            <text:p>9.495.527<text:s/></text:p>
          </table:table-cell>
          <table:table-cell office:value-type="float" office:value="6679980.4000000004" table:style-name="ce14">
            <text:p>6.679.980<text:s/></text:p>
          </table:table-cell>
          <table:table-cell office:value-type="float" office:value="1015918.93" table:style-name="ce14">
            <text:p>1.015.919<text:s/></text:p>
          </table:table-cell>
          <table:table-cell office:value-type="float" office:value="52894479.479999997" table:style-name="ce14">
            <text:p>52.894.479<text:s/></text:p>
          </table:table-cell>
          <table:table-cell office:value-type="float" office:value="3211359.96" table:style-name="ce14">
            <text:p>3.211.360<text:s/></text:p>
          </table:table-cell>
          <table:table-cell office:value-type="float" office:value="5045722.16" table:style-name="ce14">
            <text:p>5.045.722<text:s/></text:p>
          </table:table-cell>
          <table:table-cell office:value-type="float" office:value="6472979.0099999998" table:style-name="ce14">
            <text:p>6.472.979<text:s/></text:p>
          </table:table-cell>
          <table:table-cell office:value-type="float" office:value="1519089.87" table:style-name="ce14">
            <text:p>1.519.090<text:s/></text:p>
          </table:table-cell>
          <table:table-cell office:value-type="float" office:value="8329966.54" table:style-name="ce14">
            <text:p>8.329.967<text:s/></text:p>
          </table:table-cell>
          <table:table-cell office:value-type="float" office:value="471376.32" table:style-name="ce14">
            <text:p>471.376<text:s/></text:p>
          </table:table-cell>
          <table:table-cell office:value-type="float" office:value="182713297.06999999" table:style-name="ce14">
            <text:p>182.713.297<text:s/></text:p>
          </table:table-cell>
          <table:table-cell office:value-type="float" office:value="493790665.56999999" table:style-name="ce14">
            <text:p>493.790.666<text:s/></text:p>
          </table:table-cell>
          <table:table-cell office:value-type="float" office:value="7993950.1399999997" table:style-name="ce14">
            <text:p>7.993.950<text:s/></text:p>
          </table:table-cell>
          <table:table-cell office:value-type="float" office:value="1716907.68" table:style-name="ce14">
            <text:p>1.716.908<text:s/></text:p>
          </table:table-cell>
          <table:table-cell office:value-type="float" office:value="113659.08" table:style-name="ce14">
            <text:p>113.659<text:s/></text:p>
          </table:table-cell>
          <table:table-cell office:value-type="float" office:value="70982169.019999996" table:style-name="ce14">
            <text:p>70.982.169<text:s/></text:p>
          </table:table-cell>
          <table:table-cell office:value-type="float" office:value="34358499.229999997" table:style-name="ce14">
            <text:p>34.358.499<text:s/></text:p>
          </table:table-cell>
          <table:table-cell office:value-type="float" office:value="1905264.79" table:style-name="ce14">
            <text:p>1.905.265<text:s/></text:p>
          </table:table-cell>
          <table:table-cell office:value-type="float" office:value="1989046253.6199999" table:style-name="ce14">
            <text:p>1.989.046.254<text:s/></text:p>
          </table:table-cell>
          <table:table-cell office:value-type="float" office:value="459674.2" table:style-name="ce14">
            <text:p>459.674<text:s/></text:p>
          </table:table-cell>
          <table:table-cell office:value-type="float" office:value="3363536661.0899997" table:style-name="ce15">
            <text:p>3.363.536.66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8588.419999999998" table:style-name="ce14">
            <text:p>18.588<text:s/></text:p>
          </table:table-cell>
          <table:table-cell office:value-type="float" office:value="112685.87" table:style-name="ce14">
            <text:p>112.686<text:s/></text:p>
          </table:table-cell>
          <table:table-cell office:value-type="float" office:value="27347885.870000001" table:style-name="ce14">
            <text:p>27.347.886<text:s/></text:p>
          </table:table-cell>
          <table:table-cell office:value-type="float" office:value="76904.600000000006" table:style-name="ce14">
            <text:p>76.905<text:s/></text:p>
          </table:table-cell>
          <table:table-cell office:value-type="float" office:value="17139364.989999998" table:style-name="ce14">
            <text:p>17.139.365<text:s/></text:p>
          </table:table-cell>
          <table:table-cell office:value-type="float" office:value="9371792.9399999995" table:style-name="ce14">
            <text:p>9.371.793<text:s/></text:p>
          </table:table-cell>
          <table:table-cell office:value-type="float" office:value="93226226.209999993" table:style-name="ce14">
            <text:p>93.226.226<text:s/></text:p>
          </table:table-cell>
          <table:table-cell office:value-type="float" office:value="9648062.0600000005" table:style-name="ce14">
            <text:p>9.648.062<text:s/></text:p>
          </table:table-cell>
          <table:table-cell office:value-type="float" office:value="24074406.710000001" table:style-name="ce14">
            <text:p>24.074.407<text:s/></text:p>
          </table:table-cell>
          <table:table-cell office:value-type="float" office:value="347781.3" table:style-name="ce14">
            <text:p>347.781<text:s/></text:p>
          </table:table-cell>
          <table:table-cell office:value-type="float" office:value="42517768.140000001" table:style-name="ce14">
            <text:p>42.517.768<text:s/></text:p>
          </table:table-cell>
          <table:table-cell office:value-type="float" office:value="833060" table:style-name="ce14">
            <text:p>833.060<text:s/></text:p>
          </table:table-cell>
          <table:table-cell office:value-type="float" office:value="1790582.57" table:style-name="ce14">
            <text:p>1.790.583<text:s/></text:p>
          </table:table-cell>
          <table:table-cell office:value-type="float" office:value="1989988.74" table:style-name="ce14">
            <text:p>1.989.989<text:s/></text:p>
          </table:table-cell>
          <table:table-cell office:value-type="float" office:value="841230.54" table:style-name="ce14">
            <text:p>841.231<text:s/></text:p>
          </table:table-cell>
          <table:table-cell office:value-type="float" office:value="6512427.9100000001" table:style-name="ce14">
            <text:p>6.512.428<text:s/></text:p>
          </table:table-cell>
          <table:table-cell office:value-type="float" office:value="644101.36" table:style-name="ce14">
            <text:p>644.101<text:s/></text:p>
          </table:table-cell>
          <table:table-cell office:value-type="float" office:value="53949886.119999997" table:style-name="ce14">
            <text:p>53.949.886<text:s/></text:p>
          </table:table-cell>
          <table:table-cell office:value-type="float" office:value="496289878.75" table:style-name="ce14">
            <text:p>496.289.879<text:s/></text:p>
          </table:table-cell>
          <table:table-cell office:value-type="float" office:value="2879413.81" table:style-name="ce14">
            <text:p>2.879.414<text:s/></text:p>
          </table:table-cell>
          <table:table-cell office:value-type="float" office:value="392165.54" table:style-name="ce14">
            <text:p>392.166<text:s/></text:p>
          </table:table-cell>
          <table:table-cell office:value-type="float" office:value="15733.19" table:style-name="ce14">
            <text:p>15.733<text:s/></text:p>
          </table:table-cell>
          <table:table-cell office:value-type="float" office:value="18518661.219999999" table:style-name="ce14">
            <text:p>18.518.661<text:s/></text:p>
          </table:table-cell>
          <table:table-cell office:value-type="float" office:value="9556066.9600000009" table:style-name="ce14">
            <text:p>9.556.067<text:s/></text:p>
          </table:table-cell>
          <table:table-cell office:value-type="float" office:value="464087.5" table:style-name="ce14">
            <text:p>464.088<text:s/></text:p>
          </table:table-cell>
          <table:table-cell office:value-type="float" office:value="1165570413.76" table:style-name="ce14">
            <text:p>1.165.570.414<text:s/></text:p>
          </table:table-cell>
          <table:table-cell office:value-type="float" office:value="530435.89" table:style-name="ce14">
            <text:p>530.436<text:s/></text:p>
          </table:table-cell>
          <table:table-cell office:value-type="float" office:value="1984659600.97" table:style-name="ce15">
            <text:p>1.984.659.60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231892.53" table:style-name="ce14">
            <text:p>231.893<text:s/></text:p>
          </table:table-cell>
          <table:table-cell office:value-type="float" office:value="1445803.37" table:style-name="ce14">
            <text:p>1.445.803<text:s/></text:p>
          </table:table-cell>
          <table:table-cell office:value-type="float" office:value="4510328.17" table:style-name="ce14">
            <text:p>4.510.328<text:s/></text:p>
          </table:table-cell>
          <table:table-cell office:value-type="float" office:value="169478.49" table:style-name="ce14">
            <text:p>169.478<text:s/></text:p>
          </table:table-cell>
          <table:table-cell office:value-type="float" office:value="9164278.9000000004" table:style-name="ce14">
            <text:p>9.164.279<text:s/></text:p>
          </table:table-cell>
          <table:table-cell office:value-type="float" office:value="8701789.8699999992" table:style-name="ce14">
            <text:p>8.701.790<text:s/></text:p>
          </table:table-cell>
          <table:table-cell office:value-type="float" office:value="156124083.42000002" table:style-name="ce14">
            <text:p>156.124.083<text:s/></text:p>
          </table:table-cell>
          <table:table-cell office:value-type="float" office:value="6707550.2299999995" table:style-name="ce14">
            <text:p>6.707.550<text:s/></text:p>
          </table:table-cell>
          <table:table-cell office:value-type="float" office:value="5557022.6499999994" table:style-name="ce14">
            <text:p>5.557.023<text:s/></text:p>
          </table:table-cell>
          <table:table-cell office:value-type="float" office:value="1783499.04" table:style-name="ce14">
            <text:p>1.783.499<text:s/></text:p>
          </table:table-cell>
          <table:table-cell office:value-type="float" office:value="34294407.660000004" table:style-name="ce14">
            <text:p>34.294.408<text:s/></text:p>
          </table:table-cell>
          <table:table-cell office:value-type="float" office:value="2074698.42" table:style-name="ce14">
            <text:p>2.074.698<text:s/></text:p>
          </table:table-cell>
          <table:table-cell office:value-type="float" office:value="2353830.04" table:style-name="ce14">
            <text:p>2.353.830<text:s/></text:p>
          </table:table-cell>
          <table:table-cell office:value-type="float" office:value="2734792.5500000003" table:style-name="ce14">
            <text:p>2.734.793<text:s/></text:p>
          </table:table-cell>
          <table:table-cell office:value-type="float" office:value="1705132.62" table:style-name="ce14">
            <text:p>1.705.133<text:s/></text:p>
          </table:table-cell>
          <table:table-cell office:value-type="float" office:value="7947701.2699999996" table:style-name="ce14">
            <text:p>7.947.701<text:s/></text:p>
          </table:table-cell>
          <table:table-cell office:value-type="float" office:value="1353839.17" table:style-name="ce14">
            <text:p>1.353.839<text:s/></text:p>
          </table:table-cell>
          <table:table-cell office:value-type="float" office:value="25049193.789999999" table:style-name="ce14">
            <text:p>25.049.194<text:s/></text:p>
          </table:table-cell>
          <table:table-cell office:value-type="float" office:value="83922003.299999997" table:style-name="ce14">
            <text:p>83.922.003<text:s/></text:p>
          </table:table-cell>
          <table:table-cell office:value-type="float" office:value="1540701.1600000001" table:style-name="ce14">
            <text:p>1.540.701<text:s/></text:p>
          </table:table-cell>
          <table:table-cell office:value-type="float" office:value="514264.67" table:style-name="ce14">
            <text:p>514.265<text:s/></text:p>
          </table:table-cell>
          <table:table-cell office:value-type="float" office:value="118321.43" table:style-name="ce14">
            <text:p>118.321<text:s/></text:p>
          </table:table-cell>
          <table:table-cell office:value-type="float" office:value="32408209.670000002" table:style-name="ce14">
            <text:p>32.408.210<text:s/></text:p>
          </table:table-cell>
          <table:table-cell office:value-type="float" office:value="15812323.300000001" table:style-name="ce14">
            <text:p>15.812.323<text:s/></text:p>
          </table:table-cell>
          <table:table-cell office:value-type="float" office:value="1745102.1400000001" table:style-name="ce14">
            <text:p>1.745.102<text:s/></text:p>
          </table:table-cell>
          <table:table-cell office:value-type="float" office:value="373413958.17000002" table:style-name="ce14">
            <text:p>373.413.958<text:s/></text:p>
          </table:table-cell>
          <table:table-cell office:value-type="float" office:value="652001.51" table:style-name="ce14">
            <text:p>652.002<text:s/></text:p>
          </table:table-cell>
          <table:table-cell office:value-type="float" office:value="782036207.54000008" table:style-name="ce15">
            <text:p>782.036.2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88797.04" table:style-name="ce14">
            <text:p>88.797<text:s/></text:p>
          </table:table-cell>
          <table:table-cell office:value-type="float" office:value="225326.26" table:style-name="ce14">
            <text:p>225.326<text:s/></text:p>
          </table:table-cell>
          <table:table-cell office:value-type="float" office:value="1997500.22" table:style-name="ce14">
            <text:p>1.997.500<text:s/></text:p>
          </table:table-cell>
          <table:table-cell office:value-type="float" office:value="99146.72" table:style-name="ce14">
            <text:p>99.147<text:s/></text:p>
          </table:table-cell>
          <table:table-cell office:value-type="float" office:value="4354744.93" table:style-name="ce14">
            <text:p>4.354.745<text:s/></text:p>
          </table:table-cell>
          <table:table-cell office:value-type="float" office:value="7432551.5899999999" table:style-name="ce14">
            <text:p>7.432.552<text:s/></text:p>
          </table:table-cell>
          <table:table-cell office:value-type="float" office:value="685307102.06000006" table:style-name="ce14">
            <text:p>685.307.102<text:s/></text:p>
          </table:table-cell>
          <table:table-cell office:value-type="float" office:value="9730556.6899999995" table:style-name="ce14">
            <text:p>9.730.557<text:s/></text:p>
          </table:table-cell>
          <table:table-cell office:value-type="float" office:value="3120781.41" table:style-name="ce14">
            <text:p>3.120.781<text:s/></text:p>
          </table:table-cell>
          <table:table-cell office:value-type="float" office:value="425366.72" table:style-name="ce14">
            <text:p>425.367<text:s/></text:p>
          </table:table-cell>
          <table:table-cell office:value-type="float" office:value="63557059.009999998" table:style-name="ce14">
            <text:p>63.557.059<text:s/></text:p>
          </table:table-cell>
          <table:table-cell office:value-type="float" office:value="1393150.65" table:style-name="ce14">
            <text:p>1.393.151<text:s/></text:p>
          </table:table-cell>
          <table:table-cell office:value-type="float" office:value="5434538.8099999996" table:style-name="ce14">
            <text:p>5.434.539<text:s/></text:p>
          </table:table-cell>
          <table:table-cell office:value-type="float" office:value="10212360.310000001" table:style-name="ce14">
            <text:p>10.212.360<text:s/></text:p>
          </table:table-cell>
          <table:table-cell office:value-type="float" office:value="454088.43" table:style-name="ce14">
            <text:p>454.088<text:s/></text:p>
          </table:table-cell>
          <table:table-cell office:value-type="float" office:value="9306663.0800000001" table:style-name="ce14">
            <text:p>9.306.663<text:s/></text:p>
          </table:table-cell>
          <table:table-cell office:value-type="float" office:value="81178.28" table:style-name="ce14">
            <text:p>81.178<text:s/></text:p>
          </table:table-cell>
          <table:table-cell office:value-type="float" office:value="138828598.78999999" table:style-name="ce14">
            <text:p>138.828.599<text:s/></text:p>
          </table:table-cell>
          <table:table-cell office:value-type="float" office:value="114828870.56" table:style-name="ce14">
            <text:p>114.828.871<text:s/></text:p>
          </table:table-cell>
          <table:table-cell office:value-type="float" office:value="652720.17000000004" table:style-name="ce14">
            <text:p>652.720<text:s/></text:p>
          </table:table-cell>
          <table:table-cell office:value-type="float" office:value="1933095.39" table:style-name="ce14">
            <text:p>1.933.095<text:s/></text:p>
          </table:table-cell>
          <table:table-cell office:value-type="float" office:value="15547.62" table:style-name="ce14">
            <text:p>15.548<text:s/></text:p>
          </table:table-cell>
          <table:table-cell office:value-type="float" office:value="57739141.43" table:style-name="ce14">
            <text:p>57.739.141<text:s/></text:p>
          </table:table-cell>
          <table:table-cell office:value-type="float" office:value="10896473.15" table:style-name="ce14">
            <text:p>10.896.473<text:s/></text:p>
          </table:table-cell>
          <table:table-cell office:value-type="float" office:value="3271997.05" table:style-name="ce14">
            <text:p>3.271.997<text:s/></text:p>
          </table:table-cell>
          <table:table-cell office:value-type="float" office:value="1691823359.03" table:style-name="ce14">
            <text:p>1.691.823.359<text:s/></text:p>
          </table:table-cell>
          <table:table-cell office:value-type="float" office:value="104927.55" table:style-name="ce14">
            <text:p>104.928<text:s/></text:p>
          </table:table-cell>
          <table:table-cell office:value-type="float" office:value="2823315642.9499998" table:style-name="ce15">
            <text:p>2.823.315.6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460873.62" table:style-name="ce14">
            <text:p>460.874<text:s/></text:p>
          </table:table-cell>
          <table:table-cell office:value-type="float" office:value="1149577.95" table:style-name="ce14">
            <text:p>1.149.578<text:s/></text:p>
          </table:table-cell>
          <table:table-cell office:value-type="float" office:value="1064944.43" table:style-name="ce14">
            <text:p>1.064.944<text:s/></text:p>
          </table:table-cell>
          <table:table-cell office:value-type="float" office:value="537416.21" table:style-name="ce14">
            <text:p>537.416<text:s/></text:p>
          </table:table-cell>
          <table:table-cell office:value-type="float" office:value="27273529.399999999" table:style-name="ce14">
            <text:p>27.273.529<text:s/></text:p>
          </table:table-cell>
          <table:table-cell office:value-type="float" office:value="2162876.41" table:style-name="ce14">
            <text:p>2.162.876<text:s/></text:p>
          </table:table-cell>
          <table:table-cell office:value-type="float" office:value="510024.29000000004" table:style-name="ce14">
            <text:p>510.024<text:s/></text:p>
          </table:table-cell>
          <table:table-cell office:value-type="float" office:value="5160001.3499999996" table:style-name="ce14">
            <text:p>5.160.001<text:s/></text:p>
          </table:table-cell>
          <table:table-cell office:value-type="float" office:value="66271472.789999999" table:style-name="ce14">
            <text:p>66.271.473<text:s/></text:p>
          </table:table-cell>
          <table:table-cell office:value-type="float" office:value="5234618.1900000004" table:style-name="ce14">
            <text:p>5.234.618<text:s/></text:p>
          </table:table-cell>
          <table:table-cell office:value-type="float" office:value="77799663.650000006" table:style-name="ce14">
            <text:p>77.799.664<text:s/></text:p>
          </table:table-cell>
          <table:table-cell office:value-type="float" office:value="95399794.439999998" table:style-name="ce14">
            <text:p>95.399.794<text:s/></text:p>
          </table:table-cell>
          <table:table-cell office:value-type="float" office:value="81547905.439999998" table:style-name="ce14">
            <text:p>81.547.905<text:s/></text:p>
          </table:table-cell>
          <table:table-cell office:value-type="float" office:value="14837243.640000001" table:style-name="ce14">
            <text:p>14.837.244<text:s/></text:p>
          </table:table-cell>
          <table:table-cell office:value-type="float" office:value="1100472.3600000001" table:style-name="ce14">
            <text:p>1.100.472<text:s/></text:p>
          </table:table-cell>
          <table:table-cell office:value-type="float" office:value="2324571.27" table:style-name="ce14">
            <text:p>2.324.571<text:s/></text:p>
          </table:table-cell>
          <table:table-cell office:value-type="float" office:value="6777680.7999999998" table:style-name="ce14">
            <text:p>6.777.681<text:s/></text:p>
          </table:table-cell>
          <table:table-cell office:value-type="float" office:value="76846271.890000001" table:style-name="ce14">
            <text:p>76.846.272<text:s/></text:p>
          </table:table-cell>
          <table:table-cell office:value-type="float" office:value="6467096.2300000004" table:style-name="ce14">
            <text:p>6.467.096<text:s/></text:p>
          </table:table-cell>
          <table:table-cell office:value-type="float" office:value="1225968.74" table:style-name="ce14">
            <text:p>1.225.969<text:s/></text:p>
          </table:table-cell>
          <table:table-cell office:value-type="float" office:value="2397195.08" table:style-name="ce14">
            <text:p>2.397.195<text:s/></text:p>
          </table:table-cell>
          <table:table-cell office:value-type="float" office:value="524642.43999999994" table:style-name="ce14">
            <text:p>524.642<text:s/></text:p>
          </table:table-cell>
          <table:table-cell office:value-type="float" office:value="65147188.689999998" table:style-name="ce14">
            <text:p>65.147.189<text:s/></text:p>
          </table:table-cell>
          <table:table-cell office:value-type="float" office:value="14285231.949999999" table:style-name="ce14">
            <text:p>14.285.232<text:s/></text:p>
          </table:table-cell>
          <table:table-cell office:value-type="float" office:value="1242056.1599999999" table:style-name="ce14">
            <text:p>1.242.056<text:s/></text:p>
          </table:table-cell>
          <table:table-cell office:value-type="float" office:value="152915681.94999999" table:style-name="ce14">
            <text:p>152.915.682<text:s/></text:p>
          </table:table-cell>
          <table:table-cell office:value-type="float" office:value="9489049" table:style-name="ce14">
            <text:p>9.489.049<text:s/></text:p>
          </table:table-cell>
          <table:table-cell office:value-type="float" office:value="720153048.36999989" table:style-name="ce15">
            <text:p>720.153.0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8164799.6600000001" table:style-name="ce14">
            <text:p>8.164.800<text:s/></text:p>
          </table:table-cell>
          <table:table-cell office:value-type="float" office:value="36307966.140000001" table:style-name="ce14">
            <text:p>36.307.966<text:s/></text:p>
          </table:table-cell>
          <table:table-cell office:value-type="float" office:value="283996762.00999999" table:style-name="ce14">
            <text:p>283.996.762<text:s/></text:p>
          </table:table-cell>
          <table:table-cell office:value-type="float" office:value="6742229.6900000004" table:style-name="ce14">
            <text:p>6.742.230<text:s/></text:p>
          </table:table-cell>
          <table:table-cell office:value-type="float" office:value="344480923.06999999" table:style-name="ce14">
            <text:p>344.480.923<text:s/></text:p>
          </table:table-cell>
          <table:table-cell office:value-type="float" office:value="262211352.36000001" table:style-name="ce14">
            <text:p>262.211.352<text:s/></text:p>
          </table:table-cell>
          <table:table-cell office:value-type="float" office:value="756149924.12" table:style-name="ce14">
            <text:p>756.149.924<text:s/></text:p>
          </table:table-cell>
          <table:table-cell office:value-type="float" office:value="330373332.75999999" table:style-name="ce14">
            <text:p>330.373.333<text:s/></text:p>
          </table:table-cell>
          <table:table-cell office:value-type="float" office:value="225919984.13" table:style-name="ce14">
            <text:p>225.919.984<text:s/></text:p>
          </table:table-cell>
          <table:table-cell office:value-type="float" office:value="172009680.74000001" table:style-name="ce14">
            <text:p>172.009.681<text:s/></text:p>
          </table:table-cell>
          <table:table-cell office:value-type="float" office:value="883638008.08000004" table:style-name="ce14">
            <text:p>883.638.008<text:s/></text:p>
          </table:table-cell>
          <table:table-cell office:value-type="float" office:value="69379836.200000003" table:style-name="ce14">
            <text:p>69.379.836<text:s/></text:p>
          </table:table-cell>
          <table:table-cell office:value-type="float" office:value="93636766.049999997" table:style-name="ce14">
            <text:p>93.636.766<text:s/></text:p>
          </table:table-cell>
          <table:table-cell office:value-type="float" office:value="104985907.08" table:style-name="ce14">
            <text:p>104.985.907<text:s/></text:p>
          </table:table-cell>
          <table:table-cell office:value-type="float" office:value="59738985.920000002" table:style-name="ce14">
            <text:p>59.738.986<text:s/></text:p>
          </table:table-cell>
          <table:table-cell office:value-type="float" office:value="373849195.16000003" table:style-name="ce14">
            <text:p>373.849.195<text:s/></text:p>
          </table:table-cell>
          <table:table-cell office:value-type="float" office:value="31576216.02" table:style-name="ce14">
            <text:p>31.576.216<text:s/></text:p>
          </table:table-cell>
          <table:table-cell office:value-type="float" office:value="976473375.25999999" table:style-name="ce14">
            <text:p>976.473.375<text:s/></text:p>
          </table:table-cell>
          <table:table-cell office:value-type="float" office:value="3579388239.4899998" table:style-name="ce14">
            <text:p>3.579.388.239<text:s/></text:p>
          </table:table-cell>
          <table:table-cell office:value-type="float" office:value="62092861.509999998" table:style-name="ce14">
            <text:p>62.092.862<text:s/></text:p>
          </table:table-cell>
          <table:table-cell office:value-type="float" office:value="30588011.93" table:style-name="ce14">
            <text:p>30.588.012<text:s/></text:p>
          </table:table-cell>
          <table:table-cell office:value-type="float" office:value="6868103.2300000004" table:style-name="ce14">
            <text:p>6.868.103<text:s/></text:p>
          </table:table-cell>
          <table:table-cell office:value-type="float" office:value="806876926.48000002" table:style-name="ce14">
            <text:p>806.876.926<text:s/></text:p>
          </table:table-cell>
          <table:table-cell office:value-type="float" office:value="849900870.27999997" table:style-name="ce14">
            <text:p>849.900.870<text:s/></text:p>
          </table:table-cell>
          <table:table-cell office:value-type="float" office:value="40062691.899999999" table:style-name="ce14">
            <text:p>40.062.692<text:s/></text:p>
          </table:table-cell>
          <table:table-cell office:value-type="float" office:value="7110791343.6899996" table:style-name="ce14">
            <text:p>7.110.791.344<text:s/></text:p>
          </table:table-cell>
          <table:table-cell office:value-type="float" office:value="25343751.690000001" table:style-name="ce14">
            <text:p>25.343.752<text:s/></text:p>
          </table:table-cell>
          <table:table-cell office:value-type="float" office:value="17531548044.649998" table:style-name="ce15">
            <text:p>17.531.548.04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248.52" table:style-name="ce14">
            <text:p>249<text:s/></text:p>
          </table:table-cell>
          <table:table-cell office:value-type="float" office:value="60550.17" table:style-name="ce14">
            <text:p>60.550<text:s/></text:p>
          </table:table-cell>
          <table:table-cell office:value-type="float" office:value="152693.37" table:style-name="ce14">
            <text:p>152.693<text:s/></text:p>
          </table:table-cell>
          <table:table-cell office:value-type="float" office:value="27887.64" table:style-name="ce14">
            <text:p>27.888<text:s/></text:p>
          </table:table-cell>
          <table:table-cell office:value-type="float" office:value="1713887.14" table:style-name="ce14">
            <text:p>1.713.887<text:s/></text:p>
          </table:table-cell>
          <table:table-cell office:value-type="float" office:value="16213003.300000001" table:style-name="ce14">
            <text:p>16.213.003<text:s/></text:p>
          </table:table-cell>
          <table:table-cell office:value-type="float" office:value="355208810.25999999" table:style-name="ce14">
            <text:p>355.208.810<text:s/></text:p>
          </table:table-cell>
          <table:table-cell office:value-type="float" office:value="5713100.1100000003" table:style-name="ce14">
            <text:p>5.713.100<text:s/></text:p>
          </table:table-cell>
          <table:table-cell office:value-type="float" office:value="495774.34" table:style-name="ce14">
            <text:p>495.774<text:s/></text:p>
          </table:table-cell>
          <table:table-cell office:value-type="float" office:value="37277.68" table:style-name="ce14">
            <text:p>37.278<text:s/></text:p>
          </table:table-cell>
          <table:table-cell office:value-type="float" office:value="21934688.43" table:style-name="ce14">
            <text:p>21.934.688<text:s/></text:p>
          </table:table-cell>
          <table:table-cell office:value-type="float" office:value="20169.53" table:style-name="ce14">
            <text:p>20.170<text:s/></text:p>
          </table:table-cell>
          <table:table-cell office:value-type="float" office:value="157596.4" table:style-name="ce14">
            <text:p>157.596<text:s/></text:p>
          </table:table-cell>
          <table:table-cell office:value-type="float" office:value="9781054.2799999993" table:style-name="ce14">
            <text:p>9.781.054<text:s/></text:p>
          </table:table-cell>
          <table:table-cell office:value-type="float" office:value="32557.32" table:style-name="ce14">
            <text:p>32.557<text:s/></text:p>
          </table:table-cell>
          <table:table-cell office:value-type="float" office:value="8231289.71" table:style-name="ce14">
            <text:p>8.231.290<text:s/></text:p>
          </table:table-cell>
          <table:table-cell office:value-type="float" office:value="30462.13" table:style-name="ce14">
            <text:p>30.462<text:s/></text:p>
          </table:table-cell>
          <table:table-cell office:value-type="float" office:value="44893175.049999997" table:style-name="ce14">
            <text:p>44.893.175<text:s/></text:p>
          </table:table-cell>
          <table:table-cell office:value-type="float" office:value="203958602.34" table:style-name="ce14">
            <text:p>203.958.602<text:s/></text:p>
          </table:table-cell>
          <table:table-cell office:value-type="float" office:value="127652.71" table:style-name="ce14">
            <text:p>127.653<text:s/></text:p>
          </table:table-cell>
          <table:table-cell office:value-type="float" office:value="19909.27" table:style-name="ce14">
            <text:p>19.909<text:s/></text:p>
          </table:table-cell>
          <table:table-cell office:value-type="float" office:value="10434.950000000001" table:style-name="ce14">
            <text:p>10.435<text:s/></text:p>
          </table:table-cell>
          <table:table-cell office:value-type="float" office:value="33282156.68" table:style-name="ce14">
            <text:p>33.282.157<text:s/></text:p>
          </table:table-cell>
          <table:table-cell office:value-type="float" office:value="1323167.6599999999" table:style-name="ce14">
            <text:p>1.323.168<text:s/></text:p>
          </table:table-cell>
          <table:table-cell office:value-type="float" office:value="1464085.96" table:style-name="ce14">
            <text:p>1.464.086<text:s/></text:p>
          </table:table-cell>
          <table:table-cell office:value-type="float" office:value="562887496.03999996" table:style-name="ce14">
            <text:p>562.887.496<text:s/></text:p>
          </table:table-cell>
          <table:table-cell office:value-type="float" office:value="23432.9" table:style-name="ce14">
            <text:p>23.433<text:s/></text:p>
          </table:table-cell>
          <table:table-cell office:value-type="float" office:value="1267801163.8899999" table:style-name="ce15">
            <text:p>1.267.801.16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8164551.1400000006" table:style-name="ce14">
            <text:p>8.164.551<text:s/></text:p>
          </table:table-cell>
          <table:table-cell office:value-type="float" office:value="36247415.969999999" table:style-name="ce14">
            <text:p>36.247.416<text:s/></text:p>
          </table:table-cell>
          <table:table-cell office:value-type="float" office:value="283844068.64000005" table:style-name="ce14">
            <text:p>283.844.069<text:s/></text:p>
          </table:table-cell>
          <table:table-cell office:value-type="float" office:value="6714342.0499999998" table:style-name="ce14">
            <text:p>6.714.342<text:s/></text:p>
          </table:table-cell>
          <table:table-cell office:value-type="float" office:value="342767035.93000001" table:style-name="ce14">
            <text:p>342.767.036<text:s/></text:p>
          </table:table-cell>
          <table:table-cell office:value-type="float" office:value="245998349.06" table:style-name="ce14">
            <text:p>245.998.349<text:s/></text:p>
          </table:table-cell>
          <table:table-cell office:value-type="float" office:value="400941113.86000001" table:style-name="ce14">
            <text:p>400.941.114<text:s/></text:p>
          </table:table-cell>
          <table:table-cell office:value-type="float" office:value="324660232.65000004" table:style-name="ce14">
            <text:p>324.660.233<text:s/></text:p>
          </table:table-cell>
          <table:table-cell office:value-type="float" office:value="225424209.78999999" table:style-name="ce14">
            <text:p>225.424.210<text:s/></text:p>
          </table:table-cell>
          <table:table-cell office:value-type="float" office:value="171972403.06" table:style-name="ce14">
            <text:p>171.972.403<text:s/></text:p>
          </table:table-cell>
          <table:table-cell office:value-type="float" office:value="861703319.6500001" table:style-name="ce14">
            <text:p>861.703.320<text:s/></text:p>
          </table:table-cell>
          <table:table-cell office:value-type="float" office:value="69359666.669999987" table:style-name="ce14">
            <text:p>69.359.667<text:s/></text:p>
          </table:table-cell>
          <table:table-cell office:value-type="float" office:value="93479169.649999991" table:style-name="ce14">
            <text:p>93.479.170<text:s/></text:p>
          </table:table-cell>
          <table:table-cell office:value-type="float" office:value="95204852.799999997" table:style-name="ce14">
            <text:p>95.204.853<text:s/></text:p>
          </table:table-cell>
          <table:table-cell office:value-type="float" office:value="59706428.599999994" table:style-name="ce14">
            <text:p>59.706.429<text:s/></text:p>
          </table:table-cell>
          <table:table-cell office:value-type="float" office:value="365617905.45000005" table:style-name="ce14">
            <text:p>365.617.905<text:s/></text:p>
          </table:table-cell>
          <table:table-cell office:value-type="float" office:value="31545753.890000001" table:style-name="ce14">
            <text:p>31.545.754<text:s/></text:p>
          </table:table-cell>
          <table:table-cell office:value-type="float" office:value="931580200.21000004" table:style-name="ce14">
            <text:p>931.580.200<text:s/></text:p>
          </table:table-cell>
          <table:table-cell office:value-type="float" office:value="3375429637.1500001" table:style-name="ce14">
            <text:p>3.375.429.637<text:s/></text:p>
          </table:table-cell>
          <table:table-cell office:value-type="float" office:value="61965208.800000004" table:style-name="ce14">
            <text:p>61.965.209<text:s/></text:p>
          </table:table-cell>
          <table:table-cell office:value-type="float" office:value="30568102.66" table:style-name="ce14">
            <text:p>30.568.103<text:s/></text:p>
          </table:table-cell>
          <table:table-cell office:value-type="float" office:value="6857668.2800000003" table:style-name="ce14">
            <text:p>6.857.668<text:s/></text:p>
          </table:table-cell>
          <table:table-cell office:value-type="float" office:value="773594769.80000007" table:style-name="ce14">
            <text:p>773.594.770<text:s/></text:p>
          </table:table-cell>
          <table:table-cell office:value-type="float" office:value="848577702.61999989" table:style-name="ce14">
            <text:p>848.577.703<text:s/></text:p>
          </table:table-cell>
          <table:table-cell office:value-type="float" office:value="38598605.939999998" table:style-name="ce14">
            <text:p>38.598.606<text:s/></text:p>
          </table:table-cell>
          <table:table-cell office:value-type="float" office:value="6547903847.6500006" table:style-name="ce14">
            <text:p>6.547.903.848<text:s/></text:p>
          </table:table-cell>
          <table:table-cell office:value-type="float" office:value="25320318.789999999" table:style-name="ce14">
            <text:p>25.320.319<text:s/></text:p>
          </table:table-cell>
          <table:table-cell office:value-type="float" office:value="16263746880.759998" table:style-name="ce15">
            <text:p>16.263.746.88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3684564" table:style-name="ce14">
            <text:p>3.684.564<text:s/></text:p>
          </table:table-cell>
          <table:table-cell office:value-type="float" office:value="12562471.970000001" table:style-name="ce14">
            <text:p>12.562.472<text:s/></text:p>
          </table:table-cell>
          <table:table-cell office:value-type="float" office:value="72360643.909999996" table:style-name="ce14">
            <text:p>72.360.644<text:s/></text:p>
          </table:table-cell>
          <table:table-cell office:value-type="float" office:value="2789465.09" table:style-name="ce14">
            <text:p>2.789.465<text:s/></text:p>
          </table:table-cell>
          <table:table-cell office:value-type="float" office:value="109896282.83" table:style-name="ce14">
            <text:p>109.896.283<text:s/></text:p>
          </table:table-cell>
          <table:table-cell office:value-type="float" office:value="71592393.340000004" table:style-name="ce14">
            <text:p>71.592.393<text:s/></text:p>
          </table:table-cell>
          <table:table-cell office:value-type="float" office:value="313392619.71999997" table:style-name="ce14">
            <text:p>313.392.620<text:s/></text:p>
          </table:table-cell>
          <table:table-cell office:value-type="float" office:value="89269726.450000003" table:style-name="ce14">
            <text:p>89.269.726<text:s/></text:p>
          </table:table-cell>
          <table:table-cell office:value-type="float" office:value="71075898.579999998" table:style-name="ce14">
            <text:p>71.075.899<text:s/></text:p>
          </table:table-cell>
          <table:table-cell office:value-type="float" office:value="47068801.200000003" table:style-name="ce14">
            <text:p>47.068.801<text:s/></text:p>
          </table:table-cell>
          <table:table-cell office:value-type="float" office:value="251805968.24000001" table:style-name="ce14">
            <text:p>251.805.968<text:s/></text:p>
          </table:table-cell>
          <table:table-cell office:value-type="float" office:value="25960613.350000001" table:style-name="ce14">
            <text:p>25.960.613<text:s/></text:p>
          </table:table-cell>
          <table:table-cell office:value-type="float" office:value="36626945.060000002" table:style-name="ce14">
            <text:p>36.626.945<text:s/></text:p>
          </table:table-cell>
          <table:table-cell office:value-type="float" office:value="38693587.280000001" table:style-name="ce14">
            <text:p>38.693.587<text:s/></text:p>
          </table:table-cell>
          <table:table-cell office:value-type="float" office:value="20055461.140000001" table:style-name="ce14">
            <text:p>20.055.461<text:s/></text:p>
          </table:table-cell>
          <table:table-cell office:value-type="float" office:value="100795880.37" table:style-name="ce14">
            <text:p>100.795.880<text:s/></text:p>
          </table:table-cell>
          <table:table-cell office:value-type="float" office:value="12800351.24" table:style-name="ce14">
            <text:p>12.800.351<text:s/></text:p>
          </table:table-cell>
          <table:table-cell office:value-type="float" office:value="251886034.61000001" table:style-name="ce14">
            <text:p>251.886.035<text:s/></text:p>
          </table:table-cell>
          <table:table-cell office:value-type="float" office:value="846561719.92999995" table:style-name="ce14">
            <text:p>846.561.720<text:s/></text:p>
          </table:table-cell>
          <table:table-cell office:value-type="float" office:value="22674292.120000001" table:style-name="ce14">
            <text:p>22.674.292<text:s/></text:p>
          </table:table-cell>
          <table:table-cell office:value-type="float" office:value="12751526.289999999" table:style-name="ce14">
            <text:p>12.751.526<text:s/></text:p>
          </table:table-cell>
          <table:table-cell office:value-type="float" office:value="4083373.77" table:style-name="ce14">
            <text:p>4.083.374<text:s/></text:p>
          </table:table-cell>
          <table:table-cell office:value-type="float" office:value="209308703.49000001" table:style-name="ce14">
            <text:p>209.308.703<text:s/></text:p>
          </table:table-cell>
          <table:table-cell office:value-type="float" office:value="206759181.56999999" table:style-name="ce14">
            <text:p>206.759.182<text:s/></text:p>
          </table:table-cell>
          <table:table-cell office:value-type="float" office:value="13552468.67" table:style-name="ce14">
            <text:p>13.552.469<text:s/></text:p>
          </table:table-cell>
          <table:table-cell office:value-type="float" office:value="1712586734.72" table:style-name="ce14">
            <text:p>1.712.586.735<text:s/></text:p>
          </table:table-cell>
          <table:table-cell office:value-type="float" office:value="10368254.25" table:style-name="ce14">
            <text:p>10.368.254<text:s/></text:p>
          </table:table-cell>
          <table:table-cell office:value-type="float" office:value="4570963963.1899996" table:style-name="ce15">
            <text:p>4.570.963.96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40.369999999999997" table:style-name="ce14">
            <text:p>40<text:s/></text:p>
          </table:table-cell>
          <table:table-cell office:value-type="float" office:value="10440.620000000001" table:style-name="ce14">
            <text:p>10.441<text:s/></text:p>
          </table:table-cell>
          <table:table-cell office:value-type="float" office:value="24225.14" table:style-name="ce14">
            <text:p>24.225<text:s/></text:p>
          </table:table-cell>
          <table:table-cell office:value-type="float" office:value="4460.05" table:style-name="ce14">
            <text:p>4.460<text:s/></text:p>
          </table:table-cell>
          <table:table-cell office:value-type="float" office:value="277116.09000000003" table:style-name="ce14">
            <text:p>277.116<text:s/></text:p>
          </table:table-cell>
          <table:table-cell office:value-type="float" office:value="2642034.1" table:style-name="ce14">
            <text:p>2.642.034<text:s/></text:p>
          </table:table-cell>
          <table:table-cell office:value-type="float" office:value="56972782.829999998" table:style-name="ce14">
            <text:p>56.972.783<text:s/></text:p>
          </table:table-cell>
          <table:table-cell office:value-type="float" office:value="958804.38" table:style-name="ce14">
            <text:p>958.804<text:s/></text:p>
          </table:table-cell>
          <table:table-cell office:value-type="float" office:value="79312.44" table:style-name="ce14">
            <text:p>79.312<text:s/></text:p>
          </table:table-cell>
          <table:table-cell office:value-type="float" office:value="5983.26" table:style-name="ce14">
            <text:p>5.983<text:s/></text:p>
          </table:table-cell>
          <table:table-cell office:value-type="float" office:value="3513977.14" table:style-name="ce14">
            <text:p>3.513.977<text:s/></text:p>
          </table:table-cell>
          <table:table-cell office:value-type="float" office:value="3073.76" table:style-name="ce14">
            <text:p>3.074<text:s/></text:p>
          </table:table-cell>
          <table:table-cell office:value-type="float" office:value="23209.11" table:style-name="ce14">
            <text:p>23.209<text:s/></text:p>
          </table:table-cell>
          <table:table-cell office:value-type="float" office:value="1594881.63" table:style-name="ce14">
            <text:p>1.594.882<text:s/></text:p>
          </table:table-cell>
          <table:table-cell office:value-type="float" office:value="6043.5" table:style-name="ce14">
            <text:p>6.044<text:s/></text:p>
          </table:table-cell>
          <table:table-cell office:value-type="float" office:value="1341162.56" table:style-name="ce14">
            <text:p>1.341.163<text:s/></text:p>
          </table:table-cell>
          <table:table-cell office:value-type="float" office:value="4883.75" table:style-name="ce14">
            <text:p>4.884<text:s/></text:p>
          </table:table-cell>
          <table:table-cell office:value-type="float" office:value="7291793.6799999997" table:style-name="ce14">
            <text:p>7.291.794<text:s/></text:p>
          </table:table-cell>
          <table:table-cell office:value-type="float" office:value="33292152.829999998" table:style-name="ce14">
            <text:p>33.292.153<text:s/></text:p>
          </table:table-cell>
          <table:table-cell office:value-type="float" office:value="20608.650000000001" table:style-name="ce14">
            <text:p>20.609<text:s/></text:p>
          </table:table-cell>
          <table:table-cell office:value-type="float" office:value="3135.99" table:style-name="ce14">
            <text:p>3.136<text:s/></text:p>
          </table:table-cell>
          <table:table-cell office:value-type="float" office:value="1695.67" table:style-name="ce14">
            <text:p>1.696<text:s/></text:p>
          </table:table-cell>
          <table:table-cell office:value-type="float" office:value="5634041.9400000004" table:style-name="ce14">
            <text:p>5.634.042<text:s/></text:p>
          </table:table-cell>
          <table:table-cell office:value-type="float" office:value="220194.72" table:style-name="ce14">
            <text:p>220.195<text:s/></text:p>
          </table:table-cell>
          <table:table-cell office:value-type="float" office:value="59871.02" table:style-name="ce14">
            <text:p>59.871<text:s/></text:p>
          </table:table-cell>
          <table:table-cell office:value-type="float" office:value="91998031.760000005" table:style-name="ce14">
            <text:p>91.998.032<text:s/></text:p>
          </table:table-cell>
          <table:table-cell office:value-type="float" office:value="3671.27" table:style-name="ce14">
            <text:p>3.671<text:s/></text:p>
          </table:table-cell>
          <table:table-cell office:value-type="float" office:value="205987628.26000002" table:style-name="ce15">
            <text:p>205.987.6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3684523.63" table:style-name="ce14">
            <text:p>3.684.524<text:s/></text:p>
          </table:table-cell>
          <table:table-cell office:value-type="float" office:value="12552031.35" table:style-name="ce14">
            <text:p>12.552.031<text:s/></text:p>
          </table:table-cell>
          <table:table-cell office:value-type="float" office:value="72336418.770000011" table:style-name="ce14">
            <text:p>72.336.419<text:s/></text:p>
          </table:table-cell>
          <table:table-cell office:value-type="float" office:value="2785005.0399999996" table:style-name="ce14">
            <text:p>2.785.005<text:s/></text:p>
          </table:table-cell>
          <table:table-cell office:value-type="float" office:value="109619166.73999999" table:style-name="ce14">
            <text:p>109.619.167<text:s/></text:p>
          </table:table-cell>
          <table:table-cell office:value-type="float" office:value="68950359.239999995" table:style-name="ce14">
            <text:p>68.950.359<text:s/></text:p>
          </table:table-cell>
          <table:table-cell office:value-type="float" office:value="256419836.89000002" table:style-name="ce14">
            <text:p>256.419.837<text:s/></text:p>
          </table:table-cell>
          <table:table-cell office:value-type="float" office:value="88310922.070000008" table:style-name="ce14">
            <text:p>88.310.922<text:s/></text:p>
          </table:table-cell>
          <table:table-cell office:value-type="float" office:value="70996586.140000015" table:style-name="ce14">
            <text:p>70.996.586<text:s/></text:p>
          </table:table-cell>
          <table:table-cell office:value-type="float" office:value="47062817.939999998" table:style-name="ce14">
            <text:p>47.062.818<text:s/></text:p>
          </table:table-cell>
          <table:table-cell office:value-type="float" office:value="248291991.09999999" table:style-name="ce14">
            <text:p>248.291.991<text:s/></text:p>
          </table:table-cell>
          <table:table-cell office:value-type="float" office:value="25957539.59" table:style-name="ce14">
            <text:p>25.957.540<text:s/></text:p>
          </table:table-cell>
          <table:table-cell office:value-type="float" office:value="36603735.950000003" table:style-name="ce14">
            <text:p>36.603.736<text:s/></text:p>
          </table:table-cell>
          <table:table-cell office:value-type="float" office:value="37098705.649999999" table:style-name="ce14">
            <text:p>37.098.706<text:s/></text:p>
          </table:table-cell>
          <table:table-cell office:value-type="float" office:value="20049417.640000001" table:style-name="ce14">
            <text:p>20.049.418<text:s/></text:p>
          </table:table-cell>
          <table:table-cell office:value-type="float" office:value="99454717.810000002" table:style-name="ce14">
            <text:p>99.454.718<text:s/></text:p>
          </table:table-cell>
          <table:table-cell office:value-type="float" office:value="12795467.490000002" table:style-name="ce14">
            <text:p>12.795.467<text:s/></text:p>
          </table:table-cell>
          <table:table-cell office:value-type="float" office:value="244594240.93000001" table:style-name="ce14">
            <text:p>244.594.241<text:s/></text:p>
          </table:table-cell>
          <table:table-cell office:value-type="float" office:value="813269567.10000002" table:style-name="ce14">
            <text:p>813.269.567<text:s/></text:p>
          </table:table-cell>
          <table:table-cell office:value-type="float" office:value="22653683.469999999" table:style-name="ce14">
            <text:p>22.653.683<text:s/></text:p>
          </table:table-cell>
          <table:table-cell office:value-type="float" office:value="12748390.299999999" table:style-name="ce14">
            <text:p>12.748.390<text:s/></text:p>
          </table:table-cell>
          <table:table-cell office:value-type="float" office:value="4081678.1" table:style-name="ce14">
            <text:p>4.081.678<text:s/></text:p>
          </table:table-cell>
          <table:table-cell office:value-type="float" office:value="203674661.54999998" table:style-name="ce14">
            <text:p>203.674.662<text:s/></text:p>
          </table:table-cell>
          <table:table-cell office:value-type="float" office:value="206538986.85000002" table:style-name="ce14">
            <text:p>206.538.987<text:s/></text:p>
          </table:table-cell>
          <table:table-cell office:value-type="float" office:value="13492597.649999999" table:style-name="ce14">
            <text:p>13.492.598<text:s/></text:p>
          </table:table-cell>
          <table:table-cell office:value-type="float" office:value="1620588702.9600003" table:style-name="ce14">
            <text:p>1.620.588.703<text:s/></text:p>
          </table:table-cell>
          <table:table-cell office:value-type="float" office:value="10364582.98" table:style-name="ce14">
            <text:p>10.364.583<text:s/></text:p>
          </table:table-cell>
          <table:table-cell office:value-type="float" office:value="4364976334.9300003" table:style-name="ce15">
            <text:p>4.364.976.3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253530.54" table:style-name="ce14">
            <text:p>3.253.531<text:s/></text:p>
          </table:table-cell>
          <table:table-cell office:value-type="float" office:value="9219361.4000000004" table:style-name="ce14">
            <text:p>9.219.361<text:s/></text:p>
          </table:table-cell>
          <table:table-cell office:value-type="float" office:value="73185649.969999999" table:style-name="ce14">
            <text:p>73.185.650<text:s/></text:p>
          </table:table-cell>
          <table:table-cell office:value-type="float" office:value="2201249.31" table:style-name="ce14">
            <text:p>2.201.249<text:s/></text:p>
          </table:table-cell>
          <table:table-cell office:value-type="float" office:value="74192555.75" table:style-name="ce14">
            <text:p>74.192.556<text:s/></text:p>
          </table:table-cell>
          <table:table-cell office:value-type="float" office:value="51706647.229999997" table:style-name="ce14">
            <text:p>51.706.647<text:s/></text:p>
          </table:table-cell>
          <table:table-cell office:value-type="float" office:value="177734360.45000002" table:style-name="ce14">
            <text:p>177.734.360<text:s/></text:p>
          </table:table-cell>
          <table:table-cell office:value-type="float" office:value="45930178.759999998" table:style-name="ce14">
            <text:p>45.930.179<text:s/></text:p>
          </table:table-cell>
          <table:table-cell office:value-type="float" office:value="42970953.759999998" table:style-name="ce14">
            <text:p>42.970.954<text:s/></text:p>
          </table:table-cell>
          <table:table-cell office:value-type="float" office:value="17336849.329999998" table:style-name="ce14">
            <text:p>17.336.849<text:s/></text:p>
          </table:table-cell>
          <table:table-cell office:value-type="float" office:value="209715665.86000001" table:style-name="ce14">
            <text:p>209.715.666<text:s/></text:p>
          </table:table-cell>
          <table:table-cell office:value-type="float" office:value="21019645.09" table:style-name="ce14">
            <text:p>21.019.645<text:s/></text:p>
          </table:table-cell>
          <table:table-cell office:value-type="float" office:value="25435123.969999999" table:style-name="ce14">
            <text:p>25.435.124<text:s/></text:p>
          </table:table-cell>
          <table:table-cell office:value-type="float" office:value="39528359.299999997" table:style-name="ce14">
            <text:p>39.528.359<text:s/></text:p>
          </table:table-cell>
          <table:table-cell office:value-type="float" office:value="14026084.17" table:style-name="ce14">
            <text:p>14.026.084<text:s/></text:p>
          </table:table-cell>
          <table:table-cell office:value-type="float" office:value="61585522.619999997" table:style-name="ce14">
            <text:p>61.585.523<text:s/></text:p>
          </table:table-cell>
          <table:table-cell office:value-type="float" office:value="11036578.84" table:style-name="ce14">
            <text:p>11.036.579<text:s/></text:p>
          </table:table-cell>
          <table:table-cell office:value-type="float" office:value="152476727.77000001" table:style-name="ce14">
            <text:p>152.476.728<text:s/></text:p>
          </table:table-cell>
          <table:table-cell office:value-type="float" office:value="529629333.14999998" table:style-name="ce14">
            <text:p>529.629.333<text:s/></text:p>
          </table:table-cell>
          <table:table-cell office:value-type="float" office:value="18380283.370000001" table:style-name="ce14">
            <text:p>18.380.283<text:s/></text:p>
          </table:table-cell>
          <table:table-cell office:value-type="float" office:value="8022919.0099999998" table:style-name="ce14">
            <text:p>8.022.919<text:s/></text:p>
          </table:table-cell>
          <table:table-cell office:value-type="float" office:value="2441575.1" table:style-name="ce14">
            <text:p>2.441.575<text:s/></text:p>
          </table:table-cell>
          <table:table-cell office:value-type="float" office:value="154321654.93000001" table:style-name="ce14">
            <text:p>154.321.655<text:s/></text:p>
          </table:table-cell>
          <table:table-cell office:value-type="float" office:value="112601235.15000001" table:style-name="ce14">
            <text:p>112.601.235<text:s/></text:p>
          </table:table-cell>
          <table:table-cell office:value-type="float" office:value="11180039.67" table:style-name="ce14">
            <text:p>11.180.040<text:s/></text:p>
          </table:table-cell>
          <table:table-cell office:value-type="float" office:value="1495995045.1600001" table:style-name="ce14">
            <text:p>1.495.995.045<text:s/></text:p>
          </table:table-cell>
          <table:table-cell office:value-type="float" office:value="6424239.4400000004" table:style-name="ce14">
            <text:p>6.424.239<text:s/></text:p>
          </table:table-cell>
          <table:table-cell office:value-type="float" office:value="3371551369.0999999" table:style-name="ce15">
            <text:p>3.371.551.3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137.11000000000001" table:style-name="ce14">
            <text:p>137<text:s/></text:p>
          </table:table-cell>
          <table:table-cell office:value-type="float" office:value="14954" table:style-name="ce14">
            <text:p>14.954<text:s/></text:p>
          </table:table-cell>
          <table:table-cell office:value-type="float" office:value="103132.99" table:style-name="ce14">
            <text:p>103.133<text:s/></text:p>
          </table:table-cell>
          <table:table-cell office:value-type="float" office:value="1019.57" table:style-name="ce14">
            <text:p>1.020<text:s/></text:p>
          </table:table-cell>
          <table:table-cell office:value-type="float" office:value="267519.38" table:style-name="ce14">
            <text:p>267.519<text:s/></text:p>
          </table:table-cell>
          <table:table-cell office:value-type="float" office:value="7607751.0899999999" table:style-name="ce14">
            <text:p>7.607.751<text:s/></text:p>
          </table:table-cell>
          <table:table-cell office:value-type="float" office:value="47961604.049999997" table:style-name="ce14">
            <text:p>47.961.604<text:s/></text:p>
          </table:table-cell>
          <table:table-cell office:value-type="float" office:value="1648974.4" table:style-name="ce14">
            <text:p>1.648.974<text:s/></text:p>
          </table:table-cell>
          <table:table-cell office:value-type="float" office:value="180204.1" table:style-name="ce14">
            <text:p>180.2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389212.8599999994" table:style-name="ce14">
            <text:p>9.389.213<text:s/></text:p>
          </table:table-cell>
          <table:table-cell office:value-type="float" office:value="53512.59" table:style-name="ce14">
            <text:p>53.513<text:s/></text:p>
          </table:table-cell>
          <table:table-cell office:value-type="float" office:value="173953.27" table:style-name="ce14">
            <text:p>173.953<text:s/></text:p>
          </table:table-cell>
          <table:table-cell office:value-type="float" office:value="8200490.2400000002" table:style-name="ce14">
            <text:p>8.200.490<text:s/></text:p>
          </table:table-cell>
          <table:table-cell office:value-type="float" office:value="1028.1600000000001" table:style-name="ce14">
            <text:p>1.028<text:s/></text:p>
          </table:table-cell>
          <table:table-cell office:value-type="float" office:value="3481554.11" table:style-name="ce14">
            <text:p>3.481.554<text:s/></text:p>
          </table:table-cell>
          <table:table-cell office:value-type="float" office:value="2979.56" table:style-name="ce14">
            <text:p>2.980<text:s/></text:p>
          </table:table-cell>
          <table:table-cell office:value-type="float" office:value="11072031.289999999" table:style-name="ce14">
            <text:p>11.072.031<text:s/></text:p>
          </table:table-cell>
          <table:table-cell office:value-type="float" office:value="107200714.13" table:style-name="ce14">
            <text:p>107.200.714<text:s/></text:p>
          </table:table-cell>
          <table:table-cell office:value-type="float" office:value="96074.12" table:style-name="ce14">
            <text:p>96.074<text:s/></text:p>
          </table:table-cell>
          <table:table-cell office:value-type="float" office:value="224.4" table:style-name="ce14">
            <text:p>22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377392.960000001" table:style-name="ce14">
            <text:p>19.377.393<text:s/></text:p>
          </table:table-cell>
          <table:table-cell office:value-type="float" office:value="646865.80000000005" table:style-name="ce14">
            <text:p>646.866<text:s/></text:p>
          </table:table-cell>
          <table:table-cell office:value-type="float" office:value="990638.33" table:style-name="ce14">
            <text:p>990.638<text:s/></text:p>
          </table:table-cell>
          <table:table-cell office:value-type="float" office:value="243685880.88" table:style-name="ce14">
            <text:p>243.685.881<text:s/></text:p>
          </table:table-cell>
          <table:table-cell office:value-type="float" office:value="26391.83" table:style-name="ce14">
            <text:p>26.392<text:s/></text:p>
          </table:table-cell>
          <table:table-cell office:value-type="float" office:value="462184241.21999997" table:style-name="ce15">
            <text:p>462.184.2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253393.4299999997" table:style-name="ce14">
            <text:p>3.253.393<text:s/></text:p>
          </table:table-cell>
          <table:table-cell office:value-type="float" office:value="9204407.3999999985" table:style-name="ce14">
            <text:p>9.204.407<text:s/></text:p>
          </table:table-cell>
          <table:table-cell office:value-type="float" office:value="73082516.980000004" table:style-name="ce14">
            <text:p>73.082.517<text:s/></text:p>
          </table:table-cell>
          <table:table-cell office:value-type="float" office:value="2200229.7400000002" table:style-name="ce14">
            <text:p>2.200.230<text:s/></text:p>
          </table:table-cell>
          <table:table-cell office:value-type="float" office:value="73925036.370000005" table:style-name="ce14">
            <text:p>73.925.036<text:s/></text:p>
          </table:table-cell>
          <table:table-cell office:value-type="float" office:value="44098896.140000001" table:style-name="ce14">
            <text:p>44.098.896<text:s/></text:p>
          </table:table-cell>
          <table:table-cell office:value-type="float" office:value="129772756.40000002" table:style-name="ce14">
            <text:p>129.772.756<text:s/></text:p>
          </table:table-cell>
          <table:table-cell office:value-type="float" office:value="44281204.359999999" table:style-name="ce14">
            <text:p>44.281.204<text:s/></text:p>
          </table:table-cell>
          <table:table-cell office:value-type="float" office:value="42790749.659999996" table:style-name="ce14">
            <text:p>42.790.750<text:s/></text:p>
          </table:table-cell>
          <table:table-cell office:value-type="float" office:value="17336849.329999998" table:style-name="ce14">
            <text:p>17.336.849<text:s/></text:p>
          </table:table-cell>
          <table:table-cell office:value-type="float" office:value="200326453" table:style-name="ce14">
            <text:p>200.326.453<text:s/></text:p>
          </table:table-cell>
          <table:table-cell office:value-type="float" office:value="20966132.5" table:style-name="ce14">
            <text:p>20.966.133<text:s/></text:p>
          </table:table-cell>
          <table:table-cell office:value-type="float" office:value="25261170.699999999" table:style-name="ce14">
            <text:p>25.261.171<text:s/></text:p>
          </table:table-cell>
          <table:table-cell office:value-type="float" office:value="31327869.060000002" table:style-name="ce14">
            <text:p>31.327.869<text:s/></text:p>
          </table:table-cell>
          <table:table-cell office:value-type="float" office:value="14025056.01" table:style-name="ce14">
            <text:p>14.025.056<text:s/></text:p>
          </table:table-cell>
          <table:table-cell office:value-type="float" office:value="58103968.509999998" table:style-name="ce14">
            <text:p>58.103.969<text:s/></text:p>
          </table:table-cell>
          <table:table-cell office:value-type="float" office:value="11033599.279999999" table:style-name="ce14">
            <text:p>11.033.599<text:s/></text:p>
          </table:table-cell>
          <table:table-cell office:value-type="float" office:value="141404696.47999999" table:style-name="ce14">
            <text:p>141.404.696<text:s/></text:p>
          </table:table-cell>
          <table:table-cell office:value-type="float" office:value="422428619.02000004" table:style-name="ce14">
            <text:p>422.428.619<text:s/></text:p>
          </table:table-cell>
          <table:table-cell office:value-type="float" office:value="18284209.25" table:style-name="ce14">
            <text:p>18.284.209<text:s/></text:p>
          </table:table-cell>
          <table:table-cell office:value-type="float" office:value="8022694.6100000003" table:style-name="ce14">
            <text:p>8.022.695<text:s/></text:p>
          </table:table-cell>
          <table:table-cell office:value-type="float" office:value="2441575.0999999996" table:style-name="ce14">
            <text:p>2.441.575<text:s/></text:p>
          </table:table-cell>
          <table:table-cell office:value-type="float" office:value="134944261.97" table:style-name="ce14">
            <text:p>134.944.262<text:s/></text:p>
          </table:table-cell>
          <table:table-cell office:value-type="float" office:value="111954369.35000001" table:style-name="ce14">
            <text:p>111.954.369<text:s/></text:p>
          </table:table-cell>
          <table:table-cell office:value-type="float" office:value="10189401.34" table:style-name="ce14">
            <text:p>10.189.401<text:s/></text:p>
          </table:table-cell>
          <table:table-cell office:value-type="float" office:value="1252309164.28" table:style-name="ce14">
            <text:p>1.252.309.164<text:s/></text:p>
          </table:table-cell>
          <table:table-cell office:value-type="float" office:value="6397847.6100000003" table:style-name="ce14">
            <text:p>6.397.848<text:s/></text:p>
          </table:table-cell>
          <table:table-cell office:value-type="float" office:value="2909367127.8799996" table:style-name="ce15">
            <text:p>2.909.367.1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22811.99" table:style-name="ce14">
            <text:p>22.81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998578.89" table:style-name="ce14">
            <text:p>998.57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017305.32" table:style-name="ce14">
            <text:p>25.017.305<text:s/></text:p>
          </table:table-cell>
          <table:table-cell office:value-type="float" office:value="8086.63" table:style-name="ce14">
            <text:p>8.08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5640.09" table:style-name="ce14">
            <text:p>65.6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63862.73" table:style-name="ce14">
            <text:p>563.86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035298.32" table:style-name="ce14">
            <text:p>5.035.298<text:s/></text:p>
          </table:table-cell>
          <table:table-cell office:value-type="float" office:value="427690947.52999997" table:style-name="ce14">
            <text:p>427.690.94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115440.8" table:style-name="ce14">
            <text:p>4.115.441<text:s/></text:p>
          </table:table-cell>
          <table:table-cell office:value-type="float" office:value="49.39" table:style-name="ce14">
            <text:p>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980367.710000001" table:style-name="ce14">
            <text:p>11.980.36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75498389.39999998" table:style-name="ce15">
            <text:p>475.498.38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425444.4199999999" table:style-name="ce14">
            <text:p>5.425.444<text:s/></text:p>
          </table:table-cell>
          <table:table-cell office:value-type="float" office:value="17178483.68" table:style-name="ce14">
            <text:p>17.178.484<text:s/></text:p>
          </table:table-cell>
          <table:table-cell office:value-type="float" office:value="17589391.010000002" table:style-name="ce14">
            <text:p>17.589.391<text:s/></text:p>
          </table:table-cell>
          <table:table-cell office:value-type="float" office:value="14811840.65" table:style-name="ce14">
            <text:p>14.811.841<text:s/></text:p>
          </table:table-cell>
          <table:table-cell office:value-type="float" office:value="45608875.32" table:style-name="ce14">
            <text:p>45.608.875<text:s/></text:p>
          </table:table-cell>
          <table:table-cell office:value-type="float" office:value="36693524.07" table:style-name="ce14">
            <text:p>36.693.524<text:s/></text:p>
          </table:table-cell>
          <table:table-cell office:value-type="float" office:value="1144773180.71" table:style-name="ce14">
            <text:p>1.144.773.181<text:s/></text:p>
          </table:table-cell>
          <table:table-cell office:value-type="float" office:value="23106308.66" table:style-name="ce14">
            <text:p>23.106.309<text:s/></text:p>
          </table:table-cell>
          <table:table-cell office:value-type="float" office:value="30657695.399999999" table:style-name="ce14">
            <text:p>30.657.695<text:s/></text:p>
          </table:table-cell>
          <table:table-cell office:value-type="float" office:value="18230753.57" table:style-name="ce14">
            <text:p>18.230.754<text:s/></text:p>
          </table:table-cell>
          <table:table-cell office:value-type="float" office:value="123154022.88" table:style-name="ce14">
            <text:p>123.154.023<text:s/></text:p>
          </table:table-cell>
          <table:table-cell office:value-type="float" office:value="17150205" table:style-name="ce14">
            <text:p>17.150.205<text:s/></text:p>
          </table:table-cell>
          <table:table-cell office:value-type="float" office:value="18357363.890000001" table:style-name="ce14">
            <text:p>18.357.364<text:s/></text:p>
          </table:table-cell>
          <table:table-cell office:value-type="float" office:value="30240000.109999999" table:style-name="ce14">
            <text:p>30.240.000<text:s/></text:p>
          </table:table-cell>
          <table:table-cell office:value-type="float" office:value="38518515.979999997" table:style-name="ce14">
            <text:p>38.518.516<text:s/></text:p>
          </table:table-cell>
          <table:table-cell office:value-type="float" office:value="55860378" table:style-name="ce14">
            <text:p>55.860.378<text:s/></text:p>
          </table:table-cell>
          <table:table-cell office:value-type="float" office:value="15223599.050000001" table:style-name="ce14">
            <text:p>15.223.599<text:s/></text:p>
          </table:table-cell>
          <table:table-cell office:value-type="float" office:value="54254307.060000002" table:style-name="ce14">
            <text:p>54.254.307<text:s/></text:p>
          </table:table-cell>
          <table:table-cell office:value-type="float" office:value="223337589.22" table:style-name="ce14">
            <text:p>223.337.589<text:s/></text:p>
          </table:table-cell>
          <table:table-cell office:value-type="float" office:value="29981104.989999998" table:style-name="ce14">
            <text:p>29.981.105<text:s/></text:p>
          </table:table-cell>
          <table:table-cell office:value-type="float" office:value="15782234.050000001" table:style-name="ce14">
            <text:p>15.782.234<text:s/></text:p>
          </table:table-cell>
          <table:table-cell office:value-type="float" office:value="11929868.1" table:style-name="ce14">
            <text:p>11.929.868<text:s/></text:p>
          </table:table-cell>
          <table:table-cell office:value-type="float" office:value="89573061.510000005" table:style-name="ce14">
            <text:p>89.573.062<text:s/></text:p>
          </table:table-cell>
          <table:table-cell office:value-type="float" office:value="41839639.880000003" table:style-name="ce14">
            <text:p>41.839.640<text:s/></text:p>
          </table:table-cell>
          <table:table-cell office:value-type="float" office:value="11776055.310000001" table:style-name="ce14">
            <text:p>11.776.055<text:s/></text:p>
          </table:table-cell>
          <table:table-cell office:value-type="float" office:value="108363841.78" table:style-name="ce14">
            <text:p>108.363.842<text:s/></text:p>
          </table:table-cell>
          <table:table-cell office:value-type="float" office:value="6956182.6200000001" table:style-name="ce14">
            <text:p>6.956.183<text:s/></text:p>
          </table:table-cell>
          <table:table-cell office:value-type="float" office:value="2246373466.9200001" table:style-name="ce15">
            <text:p>2.246.373.4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2320711.88" table:style-name="ce14">
            <text:p>2.320.712<text:s/></text:p>
          </table:table-cell>
          <table:table-cell office:value-type="float" office:value="9316882.7899999991" table:style-name="ce14">
            <text:p>9.316.883<text:s/></text:p>
          </table:table-cell>
          <table:table-cell office:value-type="float" office:value="42816553.079999998" table:style-name="ce14">
            <text:p>42.816.553<text:s/></text:p>
          </table:table-cell>
          <table:table-cell office:value-type="float" office:value="3787591.95" table:style-name="ce14">
            <text:p>3.787.592<text:s/></text:p>
          </table:table-cell>
          <table:table-cell office:value-type="float" office:value="51725105.310000002" table:style-name="ce14">
            <text:p>51.725.105<text:s/></text:p>
          </table:table-cell>
          <table:table-cell office:value-type="float" office:value="40859378.640000001" table:style-name="ce14">
            <text:p>40.859.379<text:s/></text:p>
          </table:table-cell>
          <table:table-cell office:value-type="float" office:value="658575019.63999999" table:style-name="ce14">
            <text:p>658.575.020<text:s/></text:p>
          </table:table-cell>
          <table:table-cell office:value-type="float" office:value="37650096.920000002" table:style-name="ce14">
            <text:p>37.650.097<text:s/></text:p>
          </table:table-cell>
          <table:table-cell office:value-type="float" office:value="57942016.840000004" table:style-name="ce14">
            <text:p>57.942.017<text:s/></text:p>
          </table:table-cell>
          <table:table-cell office:value-type="float" office:value="12294502.999999998" table:style-name="ce14">
            <text:p>12.294.503<text:s/></text:p>
          </table:table-cell>
          <table:table-cell office:value-type="float" office:value="110466866.22" table:style-name="ce14">
            <text:p>110.466.866<text:s/></text:p>
          </table:table-cell>
          <table:table-cell office:value-type="float" office:value="17324074.479999997" table:style-name="ce14">
            <text:p>17.324.074<text:s/></text:p>
          </table:table-cell>
          <table:table-cell office:value-type="float" office:value="26771803.02" table:style-name="ce14">
            <text:p>26.771.803<text:s/></text:p>
          </table:table-cell>
          <table:table-cell office:value-type="float" office:value="29963098.149999999" table:style-name="ce14">
            <text:p>29.963.098<text:s/></text:p>
          </table:table-cell>
          <table:table-cell office:value-type="float" office:value="12870903.49" table:style-name="ce14">
            <text:p>12.870.903<text:s/></text:p>
          </table:table-cell>
          <table:table-cell office:value-type="float" office:value="44170095.510000005" table:style-name="ce14">
            <text:p>44.170.096<text:s/></text:p>
          </table:table-cell>
          <table:table-cell office:value-type="float" office:value="6154087.2700000005" table:style-name="ce14">
            <text:p>6.154.087<text:s/></text:p>
          </table:table-cell>
          <table:table-cell office:value-type="float" office:value="115926217.36999999" table:style-name="ce14">
            <text:p>115.926.217<text:s/></text:p>
          </table:table-cell>
          <table:table-cell office:value-type="float" office:value="1075313063.71" table:style-name="ce14">
            <text:p>1.075.313.064<text:s/></text:p>
          </table:table-cell>
          <table:table-cell office:value-type="float" office:value="17381302.309999999" table:style-name="ce14">
            <text:p>17.381.302<text:s/></text:p>
          </table:table-cell>
          <table:table-cell office:value-type="float" office:value="6623965.4299999997" table:style-name="ce14">
            <text:p>6.623.965<text:s/></text:p>
          </table:table-cell>
          <table:table-cell office:value-type="float" office:value="1897445.6099999999" table:style-name="ce14">
            <text:p>1.897.446<text:s/></text:p>
          </table:table-cell>
          <table:table-cell office:value-type="float" office:value="92797653.850000009" table:style-name="ce14">
            <text:p>92.797.654<text:s/></text:p>
          </table:table-cell>
          <table:table-cell office:value-type="float" office:value="86887911.36999999" table:style-name="ce14">
            <text:p>86.887.911<text:s/></text:p>
          </table:table-cell>
          <table:table-cell office:value-type="float" office:value="10743718.49" table:style-name="ce14">
            <text:p>10.743.718<text:s/></text:p>
          </table:table-cell>
          <table:table-cell office:value-type="float" office:value="857626392.44999993" table:style-name="ce14">
            <text:p>857.626.392<text:s/></text:p>
          </table:table-cell>
          <table:table-cell office:value-type="float" office:value="6600855.8699999992" table:style-name="ce14">
            <text:p>6.600.856<text:s/></text:p>
          </table:table-cell>
          <table:table-cell office:value-type="float" office:value="3436807314.6499991" table:style-name="ce15">
            <text:p>3.436.807.315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8699408.799999997" table:style-name="ce20">
            <text:p>38.699.409<text:s/></text:p>
          </table:table-cell>
          <table:table-cell office:value-type="float" office:value="139025165.80000001" table:style-name="ce20">
            <text:p>139.025.166<text:s/></text:p>
          </table:table-cell>
          <table:table-cell office:value-type="float" office:value="802704216.87" table:style-name="ce20">
            <text:p>802.704.217<text:s/></text:p>
          </table:table-cell>
          <table:table-cell office:value-type="float" office:value="43592225.399999999" table:style-name="ce20">
            <text:p>43.592.225<text:s/></text:p>
          </table:table-cell>
          <table:table-cell office:value-type="float" office:value="1171804457.3199999" table:style-name="ce20">
            <text:p>1.171.804.457<text:s/></text:p>
          </table:table-cell>
          <table:table-cell office:value-type="float" office:value="810996899.95999992" table:style-name="ce20">
            <text:p>810.996.900<text:s/></text:p>
          </table:table-cell>
          <table:table-cell office:value-type="float" office:value="6676287723.8099995" table:style-name="ce20">
            <text:p>6.676.287.724<text:s/></text:p>
          </table:table-cell>
          <table:table-cell office:value-type="float" office:value="1137026080.51" table:style-name="ce20">
            <text:p>1.137.026.081<text:s/></text:p>
          </table:table-cell>
          <table:table-cell office:value-type="float" office:value="810757745.58000004" table:style-name="ce20">
            <text:p>810.757.746<text:s/></text:p>
          </table:table-cell>
          <table:table-cell office:value-type="float" office:value="382876809.78000003" table:style-name="ce20">
            <text:p>382.876.810<text:s/></text:p>
          </table:table-cell>
          <table:table-cell office:value-type="float" office:value="3255119793.2599998" table:style-name="ce20">
            <text:p>3.255.119.793<text:s/></text:p>
          </table:table-cell>
          <table:table-cell office:value-type="float" office:value="352667143.52000004" table:style-name="ce20">
            <text:p>352.667.144<text:s/></text:p>
          </table:table-cell>
          <table:table-cell office:value-type="float" office:value="423433451.08999997" table:style-name="ce20">
            <text:p>423.433.451<text:s/></text:p>
          </table:table-cell>
          <table:table-cell office:value-type="float" office:value="432639144.88" table:style-name="ce20">
            <text:p>432.639.145<text:s/></text:p>
          </table:table-cell>
          <table:table-cell office:value-type="float" office:value="246361621.90000001" table:style-name="ce20">
            <text:p>246.361.622<text:s/></text:p>
          </table:table-cell>
          <table:table-cell office:value-type="float" office:value="1128474304.1600001" table:style-name="ce20">
            <text:p>1.128.474.304<text:s/></text:p>
          </table:table-cell>
          <table:table-cell office:value-type="float" office:value="134680828.78" table:style-name="ce20">
            <text:p>134.680.829<text:s/></text:p>
          </table:table-cell>
          <table:table-cell office:value-type="float" office:value="3250671590.5100002" table:style-name="ce20">
            <text:p>3.250.671.591<text:s/></text:p>
          </table:table-cell>
          <table:table-cell office:value-type="float" office:value="10980483658.91" table:style-name="ce20">
            <text:p>10.980.483.659<text:s/></text:p>
          </table:table-cell>
          <table:table-cell office:value-type="float" office:value="249484954.12000003" table:style-name="ce20">
            <text:p>249.484.954<text:s/></text:p>
          </table:table-cell>
          <table:table-cell office:value-type="float" office:value="117559293.57000001" table:style-name="ce20">
            <text:p>117.559.294<text:s/></text:p>
          </table:table-cell>
          <table:table-cell office:value-type="float" office:value="40834143.630000003" table:style-name="ce20">
            <text:p>40.834.144<text:s/></text:p>
          </table:table-cell>
          <table:table-cell office:value-type="float" office:value="2849095409.6900001" table:style-name="ce20">
            <text:p>2.849.095.410<text:s/></text:p>
          </table:table-cell>
          <table:table-cell office:value-type="float" office:value="2644249981.79" table:style-name="ce20">
            <text:p>2.644.249.982<text:s/></text:p>
          </table:table-cell>
          <table:table-cell office:value-type="float" office:value="158707463.5" table:style-name="ce20">
            <text:p>158.707.464<text:s/></text:p>
          </table:table-cell>
          <table:table-cell office:value-type="float" office:value="26330888389.829998" table:style-name="ce20">
            <text:p>26.330.888.390<text:s/></text:p>
          </table:table-cell>
          <table:table-cell office:value-type="float" office:value="90065826.210000008" table:style-name="ce20">
            <text:p>90.065.826<text:s/></text:p>
          </table:table-cell>
          <table:table-cell office:value-type="float" office:value="64699187733.18" table:style-name="ce21">
            <text:p>64.699.187.733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1334448.905180156" table:style-name="ce24">
            <text:p>51.334.449<text:s/></text:p>
          </table:table-cell>
          <table:table-cell office:value-type="float" office:value="127748406.96803555" table:style-name="ce24">
            <text:p>127.748.407<text:s/></text:p>
          </table:table-cell>
          <table:table-cell office:value-type="float" office:value="205309859.19596946" table:style-name="ce24">
            <text:p>205.309.859<text:s/></text:p>
          </table:table-cell>
          <table:table-cell office:value-type="float" office:value="26002504.517403238" table:style-name="ce24">
            <text:p>26.002.505<text:s/></text:p>
          </table:table-cell>
          <table:table-cell office:value-type="float" office:value="724891283.75131512" table:style-name="ce24">
            <text:p>724.891.284<text:s/></text:p>
          </table:table-cell>
          <table:table-cell office:value-type="float" office:value="584523606.96281767" table:style-name="ce24">
            <text:p>584.523.607<text:s/></text:p>
          </table:table-cell>
          <table:table-cell office:value-type="float" office:value="1514472170.3692532" table:style-name="ce24">
            <text:p>1.514.472.170<text:s/></text:p>
          </table:table-cell>
          <table:table-cell office:value-type="float" office:value="439131870.10590494" table:style-name="ce24">
            <text:p>439.131.870<text:s/></text:p>
          </table:table-cell>
          <table:table-cell office:value-type="float" office:value="420894148.04753292" table:style-name="ce24">
            <text:p>420.894.148<text:s/></text:p>
          </table:table-cell>
          <table:table-cell office:value-type="float" office:value="193207640.07621092" table:style-name="ce24">
            <text:p>193.207.640<text:s/></text:p>
          </table:table-cell>
          <table:table-cell office:value-type="float" office:value="2100111344.6588051" table:style-name="ce24">
            <text:p>2.100.111.345<text:s/></text:p>
          </table:table-cell>
          <table:table-cell office:value-type="float" office:value="253820299.55076456" table:style-name="ce24">
            <text:p>253.820.300<text:s/></text:p>
          </table:table-cell>
          <table:table-cell office:value-type="float" office:value="302580549.70811629" table:style-name="ce24">
            <text:p>302.580.550<text:s/></text:p>
          </table:table-cell>
          <table:table-cell office:value-type="float" office:value="353415354.14653391" table:style-name="ce24">
            <text:p>353.415.354<text:s/></text:p>
          </table:table-cell>
          <table:table-cell office:value-type="float" office:value="192794862.08914694" table:style-name="ce24">
            <text:p>192.794.862<text:s/></text:p>
          </table:table-cell>
          <table:table-cell office:value-type="float" office:value="566945588.43843877" table:style-name="ce24">
            <text:p>566.945.588<text:s/></text:p>
          </table:table-cell>
          <table:table-cell office:value-type="float" office:value="127066670.76479566" table:style-name="ce24">
            <text:p>127.066.671<text:s/></text:p>
          </table:table-cell>
          <table:table-cell office:value-type="float" office:value="1696917785.2473447" table:style-name="ce24">
            <text:p>1.696.917.785<text:s/></text:p>
          </table:table-cell>
          <table:table-cell office:value-type="float" office:value="3597057165.7151074" table:style-name="ce24">
            <text:p>3.597.057.166<text:s/></text:p>
          </table:table-cell>
          <table:table-cell office:value-type="float" office:value="162722545.44793877" table:style-name="ce24">
            <text:p>162.722.545<text:s/></text:p>
          </table:table-cell>
          <table:table-cell office:value-type="float" office:value="98713141.073994353" table:style-name="ce24">
            <text:p>98.713.141<text:s/></text:p>
          </table:table-cell>
          <table:table-cell office:value-type="float" office:value="28300684.67890374" table:style-name="ce24">
            <text:p>28.300.685<text:s/></text:p>
          </table:table-cell>
          <table:table-cell office:value-type="float" office:value="1892733764.4595833" table:style-name="ce24">
            <text:p>1.892.733.764<text:s/></text:p>
          </table:table-cell>
          <table:table-cell office:value-type="float" office:value="1190993552.5933247" table:style-name="ce24">
            <text:p>1.190.993.553<text:s/></text:p>
          </table:table-cell>
          <table:table-cell office:value-type="float" office:value="130800492.46534552" table:style-name="ce24">
            <text:p>130.800.492<text:s/></text:p>
          </table:table-cell>
          <table:table-cell office:value-type="float" office:value="11877954272.881285" table:style-name="ce24">
            <text:p>11.877.954.273<text:s/></text:p>
          </table:table-cell>
          <table:table-cell office:value-type="float" office:value="58559264.180946603" table:style-name="ce24">
            <text:p>58.559.264<text:s/></text:p>
          </table:table-cell>
          <table:table-cell office:value-type="float" office:value="28919003276.999996" table:style-name="ce25">
            <text:p>28.919.003.27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48771793.791876629" table:style-name="ce27">
            <text:p>48.771.794<text:s/></text:p>
          </table:table-cell>
          <table:table-cell office:value-type="float" office:value="120255012.65426172" table:style-name="ce27">
            <text:p>120.255.013<text:s/></text:p>
          </table:table-cell>
          <table:table-cell office:value-type="float" office:value="185133027.32050386" table:style-name="ce27">
            <text:p>185.133.027<text:s/></text:p>
          </table:table-cell>
          <table:table-cell office:value-type="float" office:value="24301553.04469737" table:style-name="ce27">
            <text:p>24.301.553<text:s/></text:p>
          </table:table-cell>
          <table:table-cell office:value-type="float" office:value="663669686.20639181" table:style-name="ce27">
            <text:p>663.669.686<text:s/></text:p>
          </table:table-cell>
          <table:table-cell office:value-type="float" office:value="523544573.18666667" table:style-name="ce27">
            <text:p>523.544.573<text:s/></text:p>
          </table:table-cell>
          <table:table-cell office:value-type="float" office:value="1393807703.8734822" table:style-name="ce27">
            <text:p>1.393.807.704<text:s/></text:p>
          </table:table-cell>
          <table:table-cell office:value-type="float" office:value="402100259.74469179" table:style-name="ce27">
            <text:p>402.100.260<text:s/></text:p>
          </table:table-cell>
          <table:table-cell office:value-type="float" office:value="387013584.87751108" table:style-name="ce27">
            <text:p>387.013.585<text:s/></text:p>
          </table:table-cell>
          <table:table-cell office:value-type="float" office:value="179794296.97279003" table:style-name="ce27">
            <text:p>179.794.297<text:s/></text:p>
          </table:table-cell>
          <table:table-cell office:value-type="float" office:value="1900936708.7337437" table:style-name="ce27">
            <text:p>1.900.936.709<text:s/></text:p>
          </table:table-cell>
          <table:table-cell office:value-type="float" office:value="234389031.70041987" table:style-name="ce27">
            <text:p>234.389.032<text:s/></text:p>
          </table:table-cell>
          <table:table-cell office:value-type="float" office:value="276374641.92608887" table:style-name="ce27">
            <text:p>276.374.642<text:s/></text:p>
          </table:table-cell>
          <table:table-cell office:value-type="float" office:value="326526653.7902562" table:style-name="ce27">
            <text:p>326.526.654<text:s/></text:p>
          </table:table-cell>
          <table:table-cell office:value-type="float" office:value="181126150.69441667" table:style-name="ce27">
            <text:p>181.126.151<text:s/></text:p>
          </table:table-cell>
          <table:table-cell office:value-type="float" office:value="512843272.04518557" table:style-name="ce27">
            <text:p>512.843.272<text:s/></text:p>
          </table:table-cell>
          <table:table-cell office:value-type="float" office:value="120105518.37652078" table:style-name="ce27">
            <text:p>120.105.518<text:s/></text:p>
          </table:table-cell>
          <table:table-cell office:value-type="float" office:value="1529736388.6863689" table:style-name="ce27">
            <text:p>1.529.736.389<text:s/></text:p>
          </table:table-cell>
          <table:table-cell office:value-type="float" office:value="3231381519.0437102" table:style-name="ce27">
            <text:p>3.231.381.519<text:s/></text:p>
          </table:table-cell>
          <table:table-cell office:value-type="float" office:value="149912700.18581012" table:style-name="ce27">
            <text:p>149.912.700<text:s/></text:p>
          </table:table-cell>
          <table:table-cell office:value-type="float" office:value="91493320.21536763" table:style-name="ce27">
            <text:p>91.493.320<text:s/></text:p>
          </table:table-cell>
          <table:table-cell office:value-type="float" office:value="26836714.186539736" table:style-name="ce27">
            <text:p>26.836.714<text:s/></text:p>
          </table:table-cell>
          <table:table-cell office:value-type="float" office:value="1715875969.8170207" table:style-name="ce27">
            <text:p>1.715.875.970<text:s/></text:p>
          </table:table-cell>
          <table:table-cell office:value-type="float" office:value="1071781388.7925014" table:style-name="ce27">
            <text:p>1.071.781.389<text:s/></text:p>
          </table:table-cell>
          <table:table-cell office:value-type="float" office:value="121782357.2276191" table:style-name="ce27">
            <text:p>121.782.357<text:s/></text:p>
          </table:table-cell>
          <table:table-cell office:value-type="float" office:value="10536598358.968863" table:style-name="ce27">
            <text:p>10.536.598.359<text:s/></text:p>
          </table:table-cell>
          <table:table-cell office:value-type="float" office:value="54192933.61669372" table:style-name="ce27">
            <text:p>54.192.934<text:s/></text:p>
          </table:table-cell>
          <table:table-cell office:value-type="float" office:value="26010285119.680004" table:style-name="ce28">
            <text:p>26.010.285.120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562655.113303524" table:style-name="ce27">
            <text:p>2.562.655<text:s/></text:p>
          </table:table-cell>
          <table:table-cell office:value-type="float" office:value="7493394.3137738304" table:style-name="ce27">
            <text:p>7.493.394<text:s/></text:p>
          </table:table-cell>
          <table:table-cell office:value-type="float" office:value="20176831.875465602" table:style-name="ce27">
            <text:p>20.176.832<text:s/></text:p>
          </table:table-cell>
          <table:table-cell office:value-type="float" office:value="1700951.4727058657" table:style-name="ce27">
            <text:p>1.700.951<text:s/></text:p>
          </table:table-cell>
          <table:table-cell office:value-type="float" office:value="61221597.544923283" table:style-name="ce27">
            <text:p>61.221.598<text:s/></text:p>
          </table:table-cell>
          <table:table-cell office:value-type="float" office:value="60979033.776151039" table:style-name="ce27">
            <text:p>60.979.034<text:s/></text:p>
          </table:table-cell>
          <table:table-cell office:value-type="float" office:value="120664466.49577081" table:style-name="ce27">
            <text:p>120.664.466<text:s/></text:p>
          </table:table-cell>
          <table:table-cell office:value-type="float" office:value="37031610.361213133" table:style-name="ce27">
            <text:p>37.031.610<text:s/></text:p>
          </table:table-cell>
          <table:table-cell office:value-type="float" office:value="33880563.170021854" table:style-name="ce27">
            <text:p>33.880.563<text:s/></text:p>
          </table:table-cell>
          <table:table-cell office:value-type="float" office:value="13413343.103420887" table:style-name="ce27">
            <text:p>13.413.343<text:s/></text:p>
          </table:table-cell>
          <table:table-cell office:value-type="float" office:value="199174635.92506146" table:style-name="ce27">
            <text:p>199.174.636<text:s/></text:p>
          </table:table-cell>
          <table:table-cell office:value-type="float" office:value="19431267.850344684" table:style-name="ce27">
            <text:p>19.431.268<text:s/></text:p>
          </table:table-cell>
          <table:table-cell office:value-type="float" office:value="26205907.78202742" table:style-name="ce27">
            <text:p>26.205.908<text:s/></text:p>
          </table:table-cell>
          <table:table-cell office:value-type="float" office:value="26888700.356277708" table:style-name="ce27">
            <text:p>26.888.700<text:s/></text:p>
          </table:table-cell>
          <table:table-cell office:value-type="float" office:value="11668711.39473027" table:style-name="ce27">
            <text:p>11.668.711<text:s/></text:p>
          </table:table-cell>
          <table:table-cell office:value-type="float" office:value="54102316.393253237" table:style-name="ce27">
            <text:p>54.102.316<text:s/></text:p>
          </table:table-cell>
          <table:table-cell office:value-type="float" office:value="6961152.3882748839" table:style-name="ce27">
            <text:p>6.961.152<text:s/></text:p>
          </table:table-cell>
          <table:table-cell office:value-type="float" office:value="167181396.56097579" table:style-name="ce27">
            <text:p>167.181.397<text:s/></text:p>
          </table:table-cell>
          <table:table-cell office:value-type="float" office:value="365675646.67139721" table:style-name="ce27">
            <text:p>365.675.647<text:s/></text:p>
          </table:table-cell>
          <table:table-cell office:value-type="float" office:value="12809845.262128655" table:style-name="ce27">
            <text:p>12.809.845<text:s/></text:p>
          </table:table-cell>
          <table:table-cell office:value-type="float" office:value="7219820.8586267224" table:style-name="ce27">
            <text:p>7.219.821<text:s/></text:p>
          </table:table-cell>
          <table:table-cell office:value-type="float" office:value="1463970.4923640029" table:style-name="ce27">
            <text:p>1.463.970<text:s/></text:p>
          </table:table-cell>
          <table:table-cell office:value-type="float" office:value="176857794.64256254" table:style-name="ce27">
            <text:p>176.857.795<text:s/></text:p>
          </table:table-cell>
          <table:table-cell office:value-type="float" office:value="119212163.80082327" table:style-name="ce27">
            <text:p>119.212.164<text:s/></text:p>
          </table:table-cell>
          <table:table-cell office:value-type="float" office:value="9018135.237726422" table:style-name="ce27">
            <text:p>9.018.135<text:s/></text:p>
          </table:table-cell>
          <table:table-cell office:value-type="float" office:value="1341355913.9124229" table:style-name="ce27">
            <text:p>1.341.355.914<text:s/></text:p>
          </table:table-cell>
          <table:table-cell office:value-type="float" office:value="4366330.564252886" table:style-name="ce27">
            <text:p>4.366.331<text:s/></text:p>
          </table:table-cell>
          <table:table-cell office:value-type="float" office:value="2908718157.3199997" table:style-name="ce28">
            <text:p>2.908.718.157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90033857.705180153" table:style-name="ce20">
            <text:p>90.033.858<text:s/></text:p>
          </table:table-cell>
          <table:table-cell office:value-type="float" office:value="266773572.76803556" table:style-name="ce20">
            <text:p>266.773.573<text:s/></text:p>
          </table:table-cell>
          <table:table-cell office:value-type="float" office:value="1008014076.0659695" table:style-name="ce20">
            <text:p>1.008.014.076<text:s/></text:p>
          </table:table-cell>
          <table:table-cell office:value-type="float" office:value="69594729.917403236" table:style-name="ce20">
            <text:p>69.594.730<text:s/></text:p>
          </table:table-cell>
          <table:table-cell office:value-type="float" office:value="1896695741.0713151" table:style-name="ce20">
            <text:p>1.896.695.741<text:s/></text:p>
          </table:table-cell>
          <table:table-cell office:value-type="float" office:value="1395520506.9228177" table:style-name="ce20">
            <text:p>1.395.520.507<text:s/></text:p>
          </table:table-cell>
          <table:table-cell office:value-type="float" office:value="8190759894.1792526" table:style-name="ce20">
            <text:p>8.190.759.894<text:s/></text:p>
          </table:table-cell>
          <table:table-cell office:value-type="float" office:value="1576157950.6159048" table:style-name="ce20">
            <text:p>1.576.157.951<text:s/></text:p>
          </table:table-cell>
          <table:table-cell office:value-type="float" office:value="1231651893.627533" table:style-name="ce20">
            <text:p>1.231.651.894<text:s/></text:p>
          </table:table-cell>
          <table:table-cell office:value-type="float" office:value="576084449.85621095" table:style-name="ce20">
            <text:p>576.084.450<text:s/></text:p>
          </table:table-cell>
          <table:table-cell office:value-type="float" office:value="5355231137.9188051" table:style-name="ce20">
            <text:p>5.355.231.138<text:s/></text:p>
          </table:table-cell>
          <table:table-cell office:value-type="float" office:value="606487443.07076454" table:style-name="ce20">
            <text:p>606.487.443<text:s/></text:p>
          </table:table-cell>
          <table:table-cell office:value-type="float" office:value="726014000.79811621" table:style-name="ce20">
            <text:p>726.014.001<text:s/></text:p>
          </table:table-cell>
          <table:table-cell office:value-type="float" office:value="786054499.02653384" table:style-name="ce20">
            <text:p>786.054.499<text:s/></text:p>
          </table:table-cell>
          <table:table-cell office:value-type="float" office:value="439156483.98914695" table:style-name="ce20">
            <text:p>439.156.484<text:s/></text:p>
          </table:table-cell>
          <table:table-cell office:value-type="float" office:value="1695419892.5984387" table:style-name="ce20">
            <text:p>1.695.419.893<text:s/></text:p>
          </table:table-cell>
          <table:table-cell office:value-type="float" office:value="261747499.54479566" table:style-name="ce20">
            <text:p>261.747.500<text:s/></text:p>
          </table:table-cell>
          <table:table-cell office:value-type="float" office:value="4947589375.7573452" table:style-name="ce20">
            <text:p>4.947.589.376<text:s/></text:p>
          </table:table-cell>
          <table:table-cell office:value-type="float" office:value="14577540824.625107" table:style-name="ce20">
            <text:p>14.577.540.825<text:s/></text:p>
          </table:table-cell>
          <table:table-cell office:value-type="float" office:value="412207499.5679388" table:style-name="ce20">
            <text:p>412.207.500<text:s/></text:p>
          </table:table-cell>
          <table:table-cell office:value-type="float" office:value="216272434.64399436" table:style-name="ce20">
            <text:p>216.272.435<text:s/></text:p>
          </table:table-cell>
          <table:table-cell office:value-type="float" office:value="69134828.308903739" table:style-name="ce20">
            <text:p>69.134.828<text:s/></text:p>
          </table:table-cell>
          <table:table-cell office:value-type="float" office:value="4741829174.1495838" table:style-name="ce20">
            <text:p>4.741.829.174<text:s/></text:p>
          </table:table-cell>
          <table:table-cell office:value-type="float" office:value="3835243534.3833246" table:style-name="ce20">
            <text:p>3.835.243.534<text:s/></text:p>
          </table:table-cell>
          <table:table-cell office:value-type="float" office:value="289507955.9653455" table:style-name="ce20">
            <text:p>289.507.956<text:s/></text:p>
          </table:table-cell>
          <table:table-cell office:value-type="float" office:value="38208842662.711281" table:style-name="ce20">
            <text:p>38.208.842.663<text:s/></text:p>
          </table:table-cell>
          <table:table-cell office:value-type="float" office:value="148625090.39094663" table:style-name="ce20">
            <text:p>148.625.090<text:s/></text:p>
          </table:table-cell>
          <table:table-cell office:value-type="float" office:value="93618191010.179993" table:style-name="ce21">
            <text:p>93.618.191.010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604361.71043771738" table:style-name="ce14">
            <text:p>604.362<text:s/></text:p>
          </table:table-cell>
          <table:table-cell office:value-type="float" office:value="5769679.1314876191" table:style-name="ce14">
            <text:p>5.769.679<text:s/></text:p>
          </table:table-cell>
          <table:table-cell office:value-type="float" office:value="4260916.0582110705" table:style-name="ce14">
            <text:p>4.260.916<text:s/></text:p>
          </table:table-cell>
          <table:table-cell office:value-type="float" office:value="618009.44492280728" table:style-name="ce14">
            <text:p>618.009<text:s/></text:p>
          </table:table-cell>
          <table:table-cell office:value-type="float" office:value="23308728.630293921" table:style-name="ce14">
            <text:p>23.308.729<text:s/></text:p>
          </table:table-cell>
          <table:table-cell office:value-type="float" office:value="9752012.3517436273" table:style-name="ce14">
            <text:p>9.752.012<text:s/></text:p>
          </table:table-cell>
          <table:table-cell office:value-type="float" office:value="7465801.6898648255" table:style-name="ce14">
            <text:p>7.465.802<text:s/></text:p>
          </table:table-cell>
          <table:table-cell office:value-type="float" office:value="7469508.9235958699" table:style-name="ce14">
            <text:p>7.469.509<text:s/></text:p>
          </table:table-cell>
          <table:table-cell office:value-type="float" office:value="13415441.259101631" table:style-name="ce14">
            <text:p>13.415.441<text:s/></text:p>
          </table:table-cell>
          <table:table-cell office:value-type="float" office:value="4511271.1762806177" table:style-name="ce14">
            <text:p>4.511.271<text:s/></text:p>
          </table:table-cell>
          <table:table-cell office:value-type="float" office:value="50634036.083274007" table:style-name="ce14">
            <text:p>50.634.036<text:s/></text:p>
          </table:table-cell>
          <table:table-cell office:value-type="float" office:value="3555321.746679863" table:style-name="ce14">
            <text:p>3.555.322<text:s/></text:p>
          </table:table-cell>
          <table:table-cell office:value-type="float" office:value="10717370.161031257" table:style-name="ce14">
            <text:p>10.717.370<text:s/></text:p>
          </table:table-cell>
          <table:table-cell office:value-type="float" office:value="7810023.2084680032" table:style-name="ce14">
            <text:p>7.810.023<text:s/></text:p>
          </table:table-cell>
          <table:table-cell office:value-type="float" office:value="3859338.2710014218" table:style-name="ce14">
            <text:p>3.859.338<text:s/></text:p>
          </table:table-cell>
          <table:table-cell office:value-type="float" office:value="38133313.268133603" table:style-name="ce14">
            <text:p>38.133.313<text:s/></text:p>
          </table:table-cell>
          <table:table-cell office:value-type="float" office:value="1968245.446157098" table:style-name="ce14">
            <text:p>1.968.245<text:s/></text:p>
          </table:table-cell>
          <table:table-cell office:value-type="float" office:value="23702242.305409752" table:style-name="ce14">
            <text:p>23.702.242<text:s/></text:p>
          </table:table-cell>
          <table:table-cell office:value-type="float" office:value="1207611868.5803888" table:style-name="ce14">
            <text:p>1.207.611.869<text:s/></text:p>
          </table:table-cell>
          <table:table-cell office:value-type="float" office:value="2877967.8540719002" table:style-name="ce14">
            <text:p>2.877.968<text:s/></text:p>
          </table:table-cell>
          <table:table-cell office:value-type="float" office:value="2038753.6574863773" table:style-name="ce14">
            <text:p>2.038.754<text:s/></text:p>
          </table:table-cell>
          <table:table-cell office:value-type="float" office:value="431289.62471681432" table:style-name="ce14">
            <text:p>431.290<text:s/></text:p>
          </table:table-cell>
          <table:table-cell office:value-type="float" office:value="29061215.117158104" table:style-name="ce14">
            <text:p>29.061.215<text:s/></text:p>
          </table:table-cell>
          <table:table-cell office:value-type="float" office:value="13707094.999955231" table:style-name="ce14">
            <text:p>13.707.095<text:s/></text:p>
          </table:table-cell>
          <table:table-cell office:value-type="float" office:value="5242335.0294757765" table:style-name="ce14">
            <text:p>5.242.335<text:s/></text:p>
          </table:table-cell>
          <table:table-cell office:value-type="float" office:value="141245066.75411153" table:style-name="ce14">
            <text:p>141.245.067<text:s/></text:p>
          </table:table-cell>
          <table:table-cell office:value-type="float" office:value="1325043.7765406126" table:style-name="ce14">
            <text:p>1.325.044<text:s/></text:p>
          </table:table-cell>
          <table:table-cell office:value-type="float" office:value="1621096256.2599998" table:style-name="ce15">
            <text:p>1.621.096.256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90638219.415617868" table:style-name="ce20">
            <text:p>90.638.219<text:s/></text:p>
          </table:table-cell>
          <table:table-cell office:value-type="float" office:value="272543251.8995232" table:style-name="ce20">
            <text:p>272.543.252<text:s/></text:p>
          </table:table-cell>
          <table:table-cell office:value-type="float" office:value="1012274992.1241806" table:style-name="ce20">
            <text:p>1.012.274.992<text:s/></text:p>
          </table:table-cell>
          <table:table-cell office:value-type="float" office:value="70212739.362326041" table:style-name="ce20">
            <text:p>70.212.739<text:s/></text:p>
          </table:table-cell>
          <table:table-cell office:value-type="float" office:value="1920004469.7016089" table:style-name="ce20">
            <text:p>1.920.004.470<text:s/></text:p>
          </table:table-cell>
          <table:table-cell office:value-type="float" office:value="1405272519.2745614" table:style-name="ce20">
            <text:p>1.405.272.519<text:s/></text:p>
          </table:table-cell>
          <table:table-cell office:value-type="float" office:value="8198225695.8691177" table:style-name="ce20">
            <text:p>8.198.225.696<text:s/></text:p>
          </table:table-cell>
          <table:table-cell office:value-type="float" office:value="1583627459.5395007" table:style-name="ce20">
            <text:p>1.583.627.460<text:s/></text:p>
          </table:table-cell>
          <table:table-cell office:value-type="float" office:value="1245067334.8866346" table:style-name="ce20">
            <text:p>1.245.067.335<text:s/></text:p>
          </table:table-cell>
          <table:table-cell office:value-type="float" office:value="580595721.03249156" table:style-name="ce20">
            <text:p>580.595.721<text:s/></text:p>
          </table:table-cell>
          <table:table-cell office:value-type="float" office:value="5405865174.002079" table:style-name="ce20">
            <text:p>5.405.865.174<text:s/></text:p>
          </table:table-cell>
          <table:table-cell office:value-type="float" office:value="610042764.81744444" table:style-name="ce20">
            <text:p>610.042.765<text:s/></text:p>
          </table:table-cell>
          <table:table-cell office:value-type="float" office:value="736731370.95914745" table:style-name="ce20">
            <text:p>736.731.371<text:s/></text:p>
          </table:table-cell>
          <table:table-cell office:value-type="float" office:value="793864522.2350018" table:style-name="ce20">
            <text:p>793.864.522<text:s/></text:p>
          </table:table-cell>
          <table:table-cell office:value-type="float" office:value="443015822.26014835" table:style-name="ce20">
            <text:p>443.015.822<text:s/></text:p>
          </table:table-cell>
          <table:table-cell office:value-type="float" office:value="1733553205.8665724" table:style-name="ce20">
            <text:p>1.733.553.206<text:s/></text:p>
          </table:table-cell>
          <table:table-cell office:value-type="float" office:value="263715744.99095276" table:style-name="ce20">
            <text:p>263.715.745<text:s/></text:p>
          </table:table-cell>
          <table:table-cell office:value-type="float" office:value="4971291618.0627546" table:style-name="ce20">
            <text:p>4.971.291.618<text:s/></text:p>
          </table:table-cell>
          <table:table-cell office:value-type="float" office:value="15785152693.205496" table:style-name="ce20">
            <text:p>15.785.152.693<text:s/></text:p>
          </table:table-cell>
          <table:table-cell office:value-type="float" office:value="415085467.42201072" table:style-name="ce20">
            <text:p>415.085.467<text:s/></text:p>
          </table:table-cell>
          <table:table-cell office:value-type="float" office:value="218311188.30148074" table:style-name="ce20">
            <text:p>218.311.188<text:s/></text:p>
          </table:table-cell>
          <table:table-cell office:value-type="float" office:value="69566117.933620557" table:style-name="ce20">
            <text:p>69.566.118<text:s/></text:p>
          </table:table-cell>
          <table:table-cell office:value-type="float" office:value="4770890389.2667418" table:style-name="ce20">
            <text:p>4.770.890.389<text:s/></text:p>
          </table:table-cell>
          <table:table-cell office:value-type="float" office:value="3848950629.3832798" table:style-name="ce20">
            <text:p>3.848.950.629<text:s/></text:p>
          </table:table-cell>
          <table:table-cell office:value-type="float" office:value="294750290.99482125" table:style-name="ce20">
            <text:p>294.750.291<text:s/></text:p>
          </table:table-cell>
          <table:table-cell office:value-type="float" office:value="38350087729.465393" table:style-name="ce20">
            <text:p>38.350.087.729<text:s/></text:p>
          </table:table-cell>
          <table:table-cell office:value-type="float" office:value="149950134.16748723" table:style-name="ce20">
            <text:p>149.950.134<text:s/></text:p>
          </table:table-cell>
          <table:table-cell office:value-type="float" office:value="95239287266.439987" table:style-name="ce21">
            <text:p>95.239.287.266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5-10-19T13:41:47Z</dc:date>
    <meta:print-date>2011-05-12T16:46:54Z</meta:print-date>
    <meta:editing-cycles>38</meta:editing-cycles>
    <meta:editing-duration>PT3960S</meta:editing-duration>
  </office:meta>
</office:document-meta>
</file>